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22697" table:style-name="ce9">
            <text:p>17.322.697</text:p>
          </table:table-cell>
          <table:table-cell office:value-type="percentage" office:value="1" table:style-name="ce10">
            <text:p>100,0%</text:p>
          </table:table-cell>
          <table:table-cell office:value-type="float" office:value="7487655" table:style-name="ce8">
            <text:p>7.487.655</text:p>
          </table:table-cell>
          <table:table-cell office:value-type="float" office:value="7350744" table:style-name="ce8">
            <text:p>7.350.744</text:p>
          </table:table-cell>
          <table:table-cell office:value-type="float" office:value="4211552" table:style-name="ce8">
            <text:p>4.211.552</text:p>
          </table:table-cell>
          <table:table-cell office:value-type="date" office:date-value="2022-08-23T00:00:00" table:style-name="ce11">
            <text:p>2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4695.5" table:style-name="ce14">
            <text:p>2.684.696</text:p>
          </table:table-cell>
          <table:table-cell office:value-type="percentage" office:value="0.96804948177336492" table:style-name="ce15">
            <text:p>96,8%</text:p>
          </table:table-cell>
          <table:table-cell office:value-type="float" office:value="1151926" table:style-name="ce13">
            <text:p>1.151.926</text:p>
          </table:table-cell>
          <table:table-cell office:value-type="float" office:value="1131778" table:style-name="ce13">
            <text:p>1.131.778</text:p>
          </table:table-cell>
          <table:table-cell office:value-type="float" office:value="729729" table:style-name="ce13">
            <text:p>729.729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2306.5" table:style-name="ce14">
            <text:p>2.302.307</text:p>
          </table:table-cell>
          <table:table-cell office:value-type="percentage" office:value="0.93845404775695729" table:style-name="ce15">
            <text:p>93,8%</text:p>
          </table:table-cell>
          <table:table-cell office:value-type="float" office:value="929612" table:style-name="ce13">
            <text:p>929.612</text:p>
          </table:table-cell>
          <table:table-cell office:value-type="float" office:value="920508" table:style-name="ce13">
            <text:p>920.508</text:p>
          </table:table-cell>
          <table:table-cell office:value-type="float" office:value="729481" table:style-name="ce13">
            <text:p>729.481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58324.5" table:style-name="ce14">
            <text:p>2.058.325</text:p>
          </table:table-cell>
          <table:table-cell office:value-type="percentage" office:value="0.97107176589254218" table:style-name="ce15">
            <text:p>97,1%</text:p>
          </table:table-cell>
          <table:table-cell office:value-type="float" office:value="929189" table:style-name="ce13">
            <text:p>929.189</text:p>
          </table:table-cell>
          <table:table-cell office:value-type="float" office:value="914138" table:style-name="ce13">
            <text:p>914.138</text:p>
          </table:table-cell>
          <table:table-cell office:value-type="float" office:value="493117" table:style-name="ce13">
            <text:p>493.117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348" table:style-name="ce7">
            <text:p>2.835.348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1858" table:style-name="ce14">
            <text:p>4.461.858</text:p>
          </table:table-cell>
          <table:table-cell office:value-type="float" office:value="4194160.5" table:style-name="ce14">
            <text:p>4.194.161</text:p>
          </table:table-cell>
          <table:table-cell office:value-type="percentage" office:value="0.94000313322387219" table:style-name="ce15">
            <text:p>94,0%</text:p>
          </table:table-cell>
          <table:table-cell office:value-type="float" office:value="1823919" table:style-name="ce13">
            <text:p>1.823.919</text:p>
          </table:table-cell>
          <table:table-cell office:value-type="float" office:value="1768981" table:style-name="ce13">
            <text:p>1.768.981</text:p>
          </table:table-cell>
          <table:table-cell office:value-type="float" office:value="1022062" table:style-name="ce13">
            <text:p>1.022.062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599.5" table:style-name="ce14">
            <text:p>1.269.600</text:p>
          </table:table-cell>
          <table:table-cell office:value-type="percentage" office:value="0.97870792926411865" table:style-name="ce15">
            <text:p>97,9%</text:p>
          </table:table-cell>
          <table:table-cell office:value-type="float" office:value="520144" table:style-name="ce13">
            <text:p>520.144</text:p>
          </table:table-cell>
          <table:table-cell office:value-type="float" office:value="517051" table:style-name="ce13">
            <text:p>517.051</text:p>
          </table:table-cell>
          <table:table-cell office:value-type="float" office:value="355747" table:style-name="ce13">
            <text:p>355.747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11" table:style-name="ce7">
            <text:p>4.084.911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916" table:style-name="ce14">
            <text:p>5.633.916</text:p>
          </table:table-cell>
          <table:table-cell office:value-type="float" office:value="5353887.5" table:style-name="ce14">
            <text:p>5.353.888</text:p>
          </table:table-cell>
          <table:table-cell office:value-type="percentage" office:value="0.95029593980456928" table:style-name="ce15">
            <text:p>95,0%</text:p>
          </table:table-cell>
          <table:table-cell office:value-type="float" office:value="2152267" table:style-name="ce13">
            <text:p>2.152.267</text:p>
          </table:table-cell>
          <table:table-cell office:value-type="float" office:value="2126838" table:style-name="ce13">
            <text:p>2.126.838</text:p>
          </table:table-cell>
          <table:table-cell office:value-type="float" office:value="1537739" table:style-name="ce13">
            <text:p>1.537.739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8550" table:style-name="ce14">
            <text:p>4.208.550</text:p>
          </table:table-cell>
          <table:table-cell office:value-type="float" office:value="4037535" table:style-name="ce14">
            <text:p>4.037.535</text:p>
          </table:table-cell>
          <table:table-cell office:value-type="percentage" office:value="0.95936486438321988" table:style-name="ce15">
            <text:p>95,9%</text:p>
          </table:table-cell>
          <table:table-cell office:value-type="float" office:value="1767680" table:style-name="ce13">
            <text:p>1.767.680</text:p>
          </table:table-cell>
          <table:table-cell office:value-type="float" office:value="1717140" table:style-name="ce13">
            <text:p>1.717.140</text:p>
          </table:table-cell>
          <table:table-cell office:value-type="float" office:value="1108076" table:style-name="ce13">
            <text:p>1.108.076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85726.5" table:style-name="ce14">
            <text:p>14.385.727</text:p>
          </table:table-cell>
          <table:table-cell office:value-type="percentage" office:value="0.99940271595942953" table:style-name="ce15">
            <text:p>99,9%</text:p>
          </table:table-cell>
          <table:table-cell office:value-type="float" office:value="6501034" table:style-name="ce13">
            <text:p>6.501.034</text:p>
          </table:table-cell>
          <table:table-cell office:value-type="float" office:value="6366732" table:style-name="ce13">
            <text:p>6.366.732</text:p>
          </table:table-cell>
          <table:table-cell office:value-type="float" office:value="3894521" table:style-name="ce13">
            <text:p>3.894.521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211891" table:style-name="ce14">
            <text:p>10.211.891</text:p>
          </table:table-cell>
          <table:table-cell office:value-type="percentage" office:value="0.97267637924687256" table:style-name="ce15">
            <text:p>97,3%</text:p>
          </table:table-cell>
          <table:table-cell office:value-type="float" office:value="4453524" table:style-name="ce13">
            <text:p>4.453.524</text:p>
          </table:table-cell>
          <table:table-cell office:value-type="float" office:value="4392495" table:style-name="ce13">
            <text:p>4.392.495</text:p>
          </table:table-cell>
          <table:table-cell office:value-type="float" office:value="2998946" table:style-name="ce13">
            <text:p>2.998.946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53849" table:style-name="ce14">
            <text:p>2.353.8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259" table:style-name="ce13">
            <text:p>970.259</text:p>
          </table:table-cell>
          <table:table-cell office:value-type="float" office:value="953004" table:style-name="ce13">
            <text:p>953.004</text:p>
          </table:table-cell>
          <table:table-cell office:value-type="float" office:value="656477" table:style-name="ce13">
            <text:p>656.477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2800" table:style-name="ce7">
            <text:p>252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6174" table:style-name="ce14">
            <text:p>6.056.174</text:p>
          </table:table-cell>
          <table:table-cell office:value-type="float" office:value="6173024" table:style-name="ce14">
            <text:p>6.173.024</text:p>
          </table:table-cell>
          <table:table-cell office:value-type="percentage" office:value="1" table:style-name="ce15">
            <text:p>100,0%</text:p>
          </table:table-cell>
          <table:table-cell office:value-type="float" office:value="2481765" table:style-name="ce13">
            <text:p>2.481.765</text:p>
          </table:table-cell>
          <table:table-cell office:value-type="float" office:value="2457457" table:style-name="ce13">
            <text:p>2.457.457</text:p>
          </table:table-cell>
          <table:table-cell office:value-type="float" office:value="1997234" table:style-name="ce13">
            <text:p>1.997.234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8393.5" table:style-name="ce14">
            <text:p>658.394</text:p>
          </table:table-cell>
          <table:table-cell office:value-type="percentage" office:value="0.9553606797870442" table:style-name="ce15">
            <text:p>95,5%</text:p>
          </table:table-cell>
          <table:table-cell office:value-type="float" office:value="284774" table:style-name="ce13">
            <text:p>284.774</text:p>
          </table:table-cell>
          <table:table-cell office:value-type="float" office:value="286952" table:style-name="ce13">
            <text:p>286.952</text:p>
          </table:table-cell>
          <table:table-cell office:value-type="float" office:value="187173" table:style-name="ce13">
            <text:p>187.173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71313.5" table:style-name="ce14">
            <text:p>13.471.314</text:p>
          </table:table-cell>
          <table:table-cell office:value-type="percentage" office:value="0.98495717828143559" table:style-name="ce15">
            <text:p>98,5%</text:p>
          </table:table-cell>
          <table:table-cell office:value-type="float" office:value="5777057" table:style-name="ce13">
            <text:p>5.777.057</text:p>
          </table:table-cell>
          <table:table-cell office:value-type="float" office:value="5732368" table:style-name="ce13">
            <text:p>5.732.368</text:p>
          </table:table-cell>
          <table:table-cell office:value-type="float" office:value="3507920" table:style-name="ce13">
            <text:p>3.507.920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2425" table:style-name="ce7">
            <text:p>1.782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3235" table:style-name="ce14">
            <text:p>2.933.235</text:p>
          </table:table-cell>
          <table:table-cell office:value-type="float" office:value="2848871.5" table:style-name="ce14">
            <text:p>2.848.872</text:p>
          </table:table-cell>
          <table:table-cell office:value-type="percentage" office:value="0.97123875175360996" table:style-name="ce15">
            <text:p>97,1%</text:p>
          </table:table-cell>
          <table:table-cell office:value-type="float" office:value="1301423" table:style-name="ce13">
            <text:p>1.301.423</text:p>
          </table:table-cell>
          <table:table-cell office:value-type="float" office:value="1282352" table:style-name="ce13">
            <text:p>1.282.352</text:p>
          </table:table-cell>
          <table:table-cell office:value-type="float" office:value="713396" table:style-name="ce13">
            <text:p>713.396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031" table:style-name="ce7">
            <text:p>896.031</text:p>
          </table:table-cell>
          <table:table-cell office:value-type="float" office:value="77820" table:style-name="ce7">
            <text:p>77.82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471" table:style-name="ce14">
            <text:p>1.406.471</text:p>
          </table:table-cell>
          <table:table-cell office:value-type="float" office:value="1335492" table:style-name="ce14">
            <text:p>1.335.492</text:p>
          </table:table-cell>
          <table:table-cell office:value-type="percentage" office:value="0.94953397546056761" table:style-name="ce15">
            <text:p>95,0%</text:p>
          </table:table-cell>
          <table:table-cell office:value-type="float" office:value="568801" table:style-name="ce13">
            <text:p>568.801</text:p>
          </table:table-cell>
          <table:table-cell office:value-type="float" office:value="563447" table:style-name="ce13">
            <text:p>563.447</text:p>
          </table:table-cell>
          <table:table-cell office:value-type="float" office:value="370159" table:style-name="ce13">
            <text:p>370.159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49470" table:style-name="ce14">
            <text:p>4.449.470</text:p>
          </table:table-cell>
          <table:table-cell office:value-type="percentage" office:value="0.98441060962629312" table:style-name="ce15">
            <text:p>98,4%</text:p>
          </table:table-cell>
          <table:table-cell office:value-type="float" office:value="1949704" table:style-name="ce13">
            <text:p>1.949.704</text:p>
          </table:table-cell>
          <table:table-cell office:value-type="float" office:value="1914075" table:style-name="ce13">
            <text:p>1.914.075</text:p>
          </table:table-cell>
          <table:table-cell office:value-type="float" office:value="1226266" table:style-name="ce13">
            <text:p>1.226.266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9962.5" table:style-name="ce14">
            <text:p>159.963</text:p>
          </table:table-cell>
          <table:table-cell office:value-type="percentage" office:value="0.91621274865256519" table:style-name="ce15">
            <text:p>91,6%</text:p>
          </table:table-cell>
          <table:table-cell office:value-type="float" office:value="68496" table:style-name="ce13">
            <text:p>68.496</text:p>
          </table:table-cell>
          <table:table-cell office:value-type="float" office:value="65645" table:style-name="ce13">
            <text:p>65.645</text:p>
          </table:table-cell>
          <table:table-cell office:value-type="float" office:value="43691" table:style-name="ce13">
            <text:p>43.691</text:p>
          </table:table-cell>
          <table:table-cell office:value-type="date" office:date-value="2022-08-24T00:00:00" table:style-name="ce16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031.5" table:style-name="ce14">
            <text:p>151.032</text:p>
          </table:table-cell>
          <table:table-cell office:value-type="percentage" office:value="0.95324097450138856" table:style-name="ce15">
            <text:p>95,3%</text:p>
          </table:table-cell>
          <table:table-cell office:value-type="float" office:value="66584" table:style-name="ce13">
            <text:p>66.584</text:p>
          </table:table-cell>
          <table:table-cell office:value-type="float" office:value="63340" table:style-name="ce13">
            <text:p>63.340</text:p>
          </table:table-cell>
          <table:table-cell office:value-type="float" office:value="36783" table:style-name="ce13">
            <text:p>36.783</text:p>
          </table:table-cell>
          <table:table-cell office:value-type="date" office:date-value="2022-08-24T00:00:00" table:style-name="ce17">
            <text:p>24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00" table:style-name="ce14">
            <text:p>207.700</text:p>
          </table:table-cell>
          <table:table-cell office:value-type="percentage" office:value="0.93015548867870446" table:style-name="ce15">
            <text:p>93,0%</text:p>
          </table:table-cell>
          <table:table-cell office:value-type="float" office:value="95152" table:style-name="ce13">
            <text:p>95.152</text:p>
          </table:table-cell>
          <table:table-cell office:value-type="float" office:value="94776" table:style-name="ce13">
            <text:p>94.776</text:p>
          </table:table-cell>
          <table:table-cell office:value-type="float" office:value="51196" table:style-name="ce13">
            <text:p>51.196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6" table:style-name="ce14">
            <text:p>13.446</text:p>
          </table:table-cell>
          <table:table-cell office:value-type="percentage" office:value="1" table:style-name="ce15">
            <text:p>100,0%</text:p>
          </table:table-cell>
          <table:table-cell office:value-type="float" office:value="8122" table:style-name="ce13">
            <text:p>8.122</text:p>
          </table:table-cell>
          <table:table-cell office:value-type="float" office:value="8127" table:style-name="ce13">
            <text:p>8.127</text:p>
          </table:table-cell>
          <table:table-cell office:value-type="float" office:value="4100" table:style-name="ce13">
            <text:p>4.100</text:p>
          </table:table-cell>
          <table:table-cell office:value-type="date" office:date-value="2022-08-16T00:00:00" table:style-name="ce17">
            <text:p>16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80287" table:style-name="ce19">
            <text:p>63.880.287</text:p>
          </table:table-cell>
          <table:table-cell office:value-type="float" office:value="5030660" table:style-name="ce19">
            <text:p>5.030.660</text:p>
          </table:table-cell>
          <table:table-cell office:value-type="float" office:value="17173490" table:style-name="ce20">
            <text:p>17.173.49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81942" table:style-name="ce23">
            <text:p>97.081.942</text:p>
          </table:table-cell>
          <table:table-cell office:value-type="float" office:value="95643377" table:style-name="ce23">
            <text:p>95.643.377</text:p>
          </table:table-cell>
          <table:table-cell office:value-type="percentage" office:value="0.98518195072776771" table:style-name="ce24">
            <text:p>98,5%</text:p>
          </table:table-cell>
          <table:table-cell office:value-type="float" office:value="41289087" table:style-name="ce23">
            <text:p>41.289.087</text:p>
          </table:table-cell>
          <table:table-cell office:value-type="float" office:value="40627948" table:style-name="ce23">
            <text:p>40.627.948</text:p>
          </table:table-cell>
          <table:table-cell office:value-type="float" office:value="25875365" table:style-name="ce23">
            <text:p>25.875.36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6720" table:style-name="ce31">
            <text:p>7.046.720</text:p>
          </table:table-cell>
          <table:table-cell office:value-type="percentage" office:value="0.9385609093227828" table:style-name="ce32">
            <text:p>93,9%</text:p>
          </table:table-cell>
          <table:table-cell office:value-type="float" office:value="7036957" table:style-name="ce31">
            <text:p>7.036.957</text:p>
          </table:table-cell>
          <table:table-cell office:value-type="percentage" office:value="0.93726056389147316" table:style-name="ce32">
            <text:p>93,7%</text:p>
          </table:table-cell>
          <table:table-cell office:value-type="date" office:date-value="2022-08-23T00:00:00" table:style-name="ce33">
            <text:p>23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321" table:style-name="ce31">
            <text:p>1.098.321</text:p>
          </table:table-cell>
          <table:table-cell office:value-type="percentage" office:value="0.92341820468670133" table:style-name="ce32">
            <text:p>92,3%</text:p>
          </table:table-cell>
          <table:table-cell office:value-type="float" office:value="1092340" table:style-name="ce31">
            <text:p>1.092.340</text:p>
          </table:table-cell>
          <table:table-cell office:value-type="percentage" office:value="0.91838965266754558" table:style-name="ce32">
            <text:p>91,8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42" table:style-name="ce31">
            <text:p>886.142</text:p>
          </table:table-cell>
          <table:table-cell office:value-type="percentage" office:value="0.95238310188543784" table:style-name="ce32">
            <text:p>95,2%</text:p>
          </table:table-cell>
          <table:table-cell office:value-type="float" office:value="886889" table:style-name="ce31">
            <text:p>886.889</text:p>
          </table:table-cell>
          <table:table-cell office:value-type="percentage" office:value="0.9531859418107641" table:style-name="ce32">
            <text:p>95,3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677" table:style-name="ce31">
            <text:p>897.677</text:p>
          </table:table-cell>
          <table:table-cell office:value-type="percentage" office:value="0.8287368663028637" table:style-name="ce32">
            <text:p>82,9%</text:p>
          </table:table-cell>
          <table:table-cell office:value-type="float" office:value="892135" table:style-name="ce31">
            <text:p>892.135</text:p>
          </table:table-cell>
          <table:table-cell office:value-type="percentage" office:value="0.82362048288984269" table:style-name="ce32">
            <text:p>82,4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7953" table:style-name="ce31">
            <text:p>1.747.953</text:p>
          </table:table-cell>
          <table:table-cell office:value-type="percentage" office:value="0.85957306395385724" table:style-name="ce32">
            <text:p>86,0%</text:p>
          </table:table-cell>
          <table:table-cell office:value-type="float" office:value="1715567" table:style-name="ce31">
            <text:p>1.715.567</text:p>
          </table:table-cell>
          <table:table-cell office:value-type="percentage" office:value="0.84364693021387127" table:style-name="ce32">
            <text:p>84,4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052" table:style-name="ce31">
            <text:p>495.052</text:p>
          </table:table-cell>
          <table:table-cell office:value-type="percentage" office:value="0.93926710709555994" table:style-name="ce32">
            <text:p>93,9%</text:p>
          </table:table-cell>
          <table:table-cell office:value-type="float" office:value="496949" table:style-name="ce31">
            <text:p>496.949</text:p>
          </table:table-cell>
          <table:table-cell office:value-type="percentage" office:value="0.94286630415397055" table:style-name="ce32">
            <text:p>94,3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422" table:style-name="ce31">
            <text:p>2.049.422</text:p>
          </table:table-cell>
          <table:table-cell office:value-type="percentage" office:value="0.94349973229276629" table:style-name="ce32">
            <text:p>94,3%</text:p>
          </table:table-cell>
          <table:table-cell office:value-type="float" office:value="2041624" table:style-name="ce31">
            <text:p>2.041.624</text:p>
          </table:table-cell>
          <table:table-cell office:value-type="percentage" office:value="0.93990973915693632" table:style-name="ce32">
            <text:p>94,0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3578" table:style-name="ce31">
            <text:p>1.663.578</text:p>
          </table:table-cell>
          <table:table-cell office:value-type="percentage" office:value="0.91602581821745932" table:style-name="ce32">
            <text:p>91,6%</text:p>
          </table:table-cell>
          <table:table-cell office:value-type="float" office:value="1641514" table:style-name="ce31">
            <text:p>1.641.514</text:p>
          </table:table-cell>
          <table:table-cell office:value-type="percentage" office:value="0.90387658707040763" table:style-name="ce32">
            <text:p>90,4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8561" table:style-name="ce31">
            <text:p>6.258.561</text:p>
          </table:table-cell>
          <table:table-cell office:value-type="percentage" office:value="0.92276304572383816" table:style-name="ce32">
            <text:p>92,3%</text:p>
          </table:table-cell>
          <table:table-cell office:value-type="float" office:value="6191765" table:style-name="ce31">
            <text:p>6.191.765</text:p>
          </table:table-cell>
          <table:table-cell office:value-type="percentage" office:value="0.9129146348188123" table:style-name="ce32">
            <text:p>91,3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059" table:style-name="ce31">
            <text:p>4.198.059</text:p>
          </table:table-cell>
          <table:table-cell office:value-type="percentage" office:value="0.9345580368412828" table:style-name="ce32">
            <text:p>93,5%</text:p>
          </table:table-cell>
          <table:table-cell office:value-type="float" office:value="4221755" table:style-name="ce31">
            <text:p>4.221.755</text:p>
          </table:table-cell>
          <table:table-cell office:value-type="percentage" office:value="0.9398331621410918" table:style-name="ce32">
            <text:p>94,0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07" table:style-name="ce31">
            <text:p>910.307</text:p>
          </table:table-cell>
          <table:table-cell office:value-type="percentage" office:value="0.95832885913105725" table:style-name="ce32">
            <text:p>95,8%</text:p>
          </table:table-cell>
          <table:table-cell office:value-type="float" office:value="907790" table:style-name="ce31">
            <text:p>907.790</text:p>
          </table:table-cell>
          <table:table-cell office:value-type="percentage" office:value="0.95567907863015722" table:style-name="ce32">
            <text:p>95,6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587" table:style-name="ce31">
            <text:p>2.342.587</text:p>
          </table:table-cell>
          <table:table-cell office:value-type="percentage" office:value="0.95377274872186979" table:style-name="ce32">
            <text:p>95,4%</text:p>
          </table:table-cell>
          <table:table-cell office:value-type="float" office:value="2349272" table:style-name="ce31">
            <text:p>2.349.272</text:p>
          </table:table-cell>
          <table:table-cell office:value-type="percentage" office:value="0.95649451351660564" table:style-name="ce32">
            <text:p>95,6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55" table:style-name="ce31">
            <text:p>269.455</text:p>
          </table:table-cell>
          <table:table-cell office:value-type="percentage" office:value="0.95728278130873001" table:style-name="ce32">
            <text:p>95,7%</text:p>
          </table:table-cell>
          <table:table-cell office:value-type="float" office:value="274187" table:style-name="ce31">
            <text:p>274.187</text:p>
          </table:table-cell>
          <table:table-cell office:value-type="percentage" office:value="0.97409398214431631" table:style-name="ce32">
            <text:p>97,4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2817" table:style-name="ce31">
            <text:p>5.522.817</text:p>
          </table:table-cell>
          <table:table-cell office:value-type="percentage" office:value="0.92495429505864102" table:style-name="ce32">
            <text:p>92,5%</text:p>
          </table:table-cell>
          <table:table-cell office:value-type="float" office:value="5532266" table:style-name="ce31">
            <text:p>5.532.266</text:p>
          </table:table-cell>
          <table:table-cell office:value-type="percentage" office:value="0.92653680143790529" table:style-name="ce32">
            <text:p>92,7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669" table:style-name="ce31">
            <text:p>1.232.669</text:p>
          </table:table-cell>
          <table:table-cell office:value-type="percentage" office:value="0.93553119502373228" table:style-name="ce32">
            <text:p>93,6%</text:p>
          </table:table-cell>
          <table:table-cell office:value-type="float" office:value="1238050" table:style-name="ce31">
            <text:p>1.238.050</text:p>
          </table:table-cell>
          <table:table-cell office:value-type="percentage" office:value="0.93961509212865069" table:style-name="ce32">
            <text:p>94,0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251" table:style-name="ce31">
            <text:p>540.251</text:p>
          </table:table-cell>
          <table:table-cell office:value-type="percentage" office:value="0.93118788501380623" table:style-name="ce32">
            <text:p>93,1%</text:p>
          </table:table-cell>
          <table:table-cell office:value-type="float" office:value="541148" table:style-name="ce31">
            <text:p>541.148</text:p>
          </table:table-cell>
          <table:table-cell office:value-type="percentage" office:value="0.93273397291157478" table:style-name="ce32">
            <text:p>93,3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5807" table:style-name="ce31">
            <text:p>1.865.807</text:p>
          </table:table-cell>
          <table:table-cell office:value-type="percentage" office:value="0.95425349046900831" table:style-name="ce32">
            <text:p>95,4%</text:p>
          </table:table-cell>
          <table:table-cell office:value-type="float" office:value="1854602" table:style-name="ce31">
            <text:p>1.854.602</text:p>
          </table:table-cell>
          <table:table-cell office:value-type="percentage" office:value="0.94852277429059051" table:style-name="ce32">
            <text:p>94,9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479" table:style-name="ce31">
            <text:p>65.479</text:p>
          </table:table-cell>
          <table:table-cell office:value-type="percentage" office:value="0.9218629010685776" table:style-name="ce32">
            <text:p>92,2%</text:p>
          </table:table-cell>
          <table:table-cell office:value-type="float" office:value="63742" table:style-name="ce31">
            <text:p>63.742</text:p>
          </table:table-cell>
          <table:table-cell office:value-type="percentage" office:value="0.89740810091652701" table:style-name="ce32">
            <text:p>89,7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098" table:style-name="ce31">
            <text:p>63.098</text:p>
          </table:table-cell>
          <table:table-cell office:value-type="percentage" office:value="0.92429613570445024" table:style-name="ce32">
            <text:p>92,4%</text:p>
          </table:table-cell>
          <table:table-cell office:value-type="float" office:value="61495" table:style-name="ce31">
            <text:p>61.495</text:p>
          </table:table-cell>
          <table:table-cell office:value-type="percentage" office:value="0.90081446107872143" table:style-name="ce32">
            <text:p>90,1%</text:p>
          </table:table-cell>
          <table:table-cell office:value-type="date" office:date-value="2022-08-24T00:00:00" table:style-name="ce33">
            <text:p>24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2" table:style-name="ce31">
            <text:p>95.152</text:p>
          </table:table-cell>
          <table:table-cell office:value-type="string" table:style-name="ce32">
            <text:p>-</text:p>
          </table:table-cell>
          <table:table-cell office:value-type="float" office:value="94776" table:style-name="ce31">
            <text:p>94.776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2" table:style-name="ce31">
            <text:p>8.122</text:p>
          </table:table-cell>
          <table:table-cell office:value-type="string" table:style-name="ce32">
            <text:p>-</text:p>
          </table:table-cell>
          <table:table-cell office:value-type="float" office:value="8127" table:style-name="ce31">
            <text:p>8.127</text:p>
          </table:table-cell>
          <table:table-cell office:value-type="string" table:style-name="ce32">
            <text:p>-</text:p>
          </table:table-cell>
          <table:table-cell office:value-type="date" office:date-value="2022-08-16T00:00:00" table:style-name="ce33">
            <text:p>16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57229" table:style-name="ce36">
            <text:p>39.257.229</text:p>
          </table:table-cell>
          <table:table-cell office:value-type="percentage" office:value="0.93059614294956228" table:style-name="ce37">
            <text:p>93,1%</text:p>
          </table:table-cell>
          <table:table-cell office:value-type="float" office:value="39142950" table:style-name="ce36">
            <text:p>39.142.950</text:p>
          </table:table-cell>
          <table:table-cell office:value-type="percentage" office:value="0.92788714898006597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56" table:style-name="ce46">
            <text:p>435.656</text:p>
          </table:table-cell>
          <table:table-cell office:value-type="percentage" office:value="1" table:style-name="ce47">
            <text:p>100,0%</text:p>
          </table:table-cell>
          <table:table-cell office:value-type="float" office:value="656750" table:style-name="ce46">
            <text:p>656.750</text:p>
          </table:table-cell>
          <table:table-cell office:value-type="percentage" office:value="1" table:style-name="ce47">
            <text:p>100,0%</text:p>
          </table:table-cell>
          <table:table-cell office:value-type="float" office:value="937920" table:style-name="ce46">
            <text:p>937.920</text:p>
          </table:table-cell>
          <table:table-cell office:value-type="percentage" office:value="0.97880569258496664" table:style-name="ce47">
            <text:p>97,9%</text:p>
          </table:table-cell>
          <table:table-cell office:value-type="float" office:value="1230193" table:style-name="ce46">
            <text:p>1.230.193</text:p>
          </table:table-cell>
          <table:table-cell office:value-type="percentage" office:value="0.95542217986922862" table:style-name="ce47">
            <text:p>95,5%</text:p>
          </table:table-cell>
          <table:table-cell office:value-type="float" office:value="1278349" table:style-name="ce46">
            <text:p>1.278.349</text:p>
          </table:table-cell>
          <table:table-cell office:value-type="percentage" office:value="0.92343838490077557" table:style-name="ce47">
            <text:p>92,3%</text:p>
          </table:table-cell>
          <table:table-cell office:value-type="float" office:value="969855" table:style-name="ce46">
            <text:p>969.855</text:p>
          </table:table-cell>
          <table:table-cell office:value-type="percentage" office:value="0.88026753242274047" table:style-name="ce47">
            <text:p>88,0%</text:p>
          </table:table-cell>
          <table:table-cell office:value-type="float" office:value="814070" table:style-name="ce46">
            <text:p>814.070</text:p>
          </table:table-cell>
          <table:table-cell office:value-type="percentage" office:value="0.87901895235133543" table:style-name="ce47">
            <text:p>87,9%</text:p>
          </table:table-cell>
          <table:table-cell office:value-type="float" office:value="723927" table:style-name="ce46">
            <text:p>723.927</text:p>
          </table:table-cell>
          <table:table-cell office:value-type="percentage" office:value="0.93670278425456044" table:style-name="ce47">
            <text:p>93,7%</text:p>
          </table:table-cell>
          <table:table-cell office:value-type="float" office:value="7046720" table:style-name="ce46">
            <text:p>7.046.720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5609093227828" table:style-name="ce47">
            <text:p>93,9%</text:p>
          </table:table-cell>
          <table:table-cell office:value-type="percentage" office:value="0.82880970927935615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46" table:style-name="ce49">
            <text:p>101.746</text:p>
          </table:table-cell>
          <table:table-cell office:value-type="percentage" office:value="1" table:style-name="ce50">
            <text:p>100,0%</text:p>
          </table:table-cell>
          <table:table-cell office:value-type="float" office:value="119917" table:style-name="ce49">
            <text:p>119.917</text:p>
          </table:table-cell>
          <table:table-cell office:value-type="percentage" office:value="1" table:style-name="ce50">
            <text:p>100,0%</text:p>
          </table:table-cell>
          <table:table-cell office:value-type="float" office:value="156127" table:style-name="ce49">
            <text:p>156.127</text:p>
          </table:table-cell>
          <table:table-cell office:value-type="percentage" office:value="0.96786931994296699" table:style-name="ce50">
            <text:p>96,8%</text:p>
          </table:table-cell>
          <table:table-cell office:value-type="float" office:value="188694" table:style-name="ce49">
            <text:p>188.694</text:p>
          </table:table-cell>
          <table:table-cell office:value-type="percentage" office:value="0.93891625615763552" table:style-name="ce50">
            <text:p>93,9%</text:p>
          </table:table-cell>
          <table:table-cell office:value-type="float" office:value="192600" table:style-name="ce49">
            <text:p>192.600</text:p>
          </table:table-cell>
          <table:table-cell office:value-type="percentage" office:value="0.90152922948740155" table:style-name="ce50">
            <text:p>90,2%</text:p>
          </table:table-cell>
          <table:table-cell office:value-type="float" office:value="132310" table:style-name="ce49">
            <text:p>132.310</text:p>
          </table:table-cell>
          <table:table-cell office:value-type="percentage" office:value="0.83593424228256608" table:style-name="ce50">
            <text:p>83,6%</text:p>
          </table:table-cell>
          <table:table-cell office:value-type="float" office:value="111125" table:style-name="ce49">
            <text:p>111.125</text:p>
          </table:table-cell>
          <table:table-cell office:value-type="percentage" office:value="0.84959250141439469" table:style-name="ce50">
            <text:p>85,0%</text:p>
          </table:table-cell>
          <table:table-cell office:value-type="float" office:value="95802" table:style-name="ce49">
            <text:p>95.802</text:p>
          </table:table-cell>
          <table:table-cell office:value-type="percentage" office:value="0.89503629586030997" table:style-name="ce50">
            <text:p>89,5%</text:p>
          </table:table-cell>
          <table:table-cell office:value-type="float" office:value="1098321" table:style-name="ce49">
            <text:p>1.098.321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41820468670133" table:style-name="ce50">
            <text:p>92,3%</text:p>
          </table:table-cell>
          <table:table-cell office:value-type="percentage" office:value="0.82510237519466501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5" table:style-name="ce49">
            <text:p>89.315</text:p>
          </table:table-cell>
          <table:table-cell office:value-type="percentage" office:value="1" table:style-name="ce50">
            <text:p>100,0%</text:p>
          </table:table-cell>
          <table:table-cell office:value-type="float" office:value="114859" table:style-name="ce49">
            <text:p>114.859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6" table:style-name="ce49">
            <text:p>149.266</text:p>
          </table:table-cell>
          <table:table-cell office:value-type="percentage" office:value="0.98207776827422855" table:style-name="ce50">
            <text:p>98,2%</text:p>
          </table:table-cell>
          <table:table-cell office:value-type="float" office:value="154546" table:style-name="ce49">
            <text:p>154.546</text:p>
          </table:table-cell>
          <table:table-cell office:value-type="percentage" office:value="0.95349913316017099" table:style-name="ce50">
            <text:p>95,3%</text:p>
          </table:table-cell>
          <table:table-cell office:value-type="float" office:value="152695" table:style-name="ce49">
            <text:p>152.695</text:p>
          </table:table-cell>
          <table:table-cell office:value-type="percentage" office:value="0.92029291224686594" table:style-name="ce50">
            <text:p>92,0%</text:p>
          </table:table-cell>
          <table:table-cell office:value-type="float" office:value="93261" table:style-name="ce49">
            <text:p>93.261</text:p>
          </table:table-cell>
          <table:table-cell office:value-type="percentage" office:value="0.85882807967511121" table:style-name="ce50">
            <text:p>85,9%</text:p>
          </table:table-cell>
          <table:table-cell office:value-type="float" office:value="69030" table:style-name="ce49">
            <text:p>69.030</text:p>
          </table:table-cell>
          <table:table-cell office:value-type="percentage" office:value="0.87112894677065189" table:style-name="ce50">
            <text:p>87,1%</text:p>
          </table:table-cell>
          <table:table-cell office:value-type="float" office:value="63170" table:style-name="ce49">
            <text:p>63.170</text:p>
          </table:table-cell>
          <table:table-cell office:value-type="percentage" office:value="0.96803359078092432" table:style-name="ce50">
            <text:p>96,8%</text:p>
          </table:table-cell>
          <table:table-cell office:value-type="float" office:value="886142" table:style-name="ce49">
            <text:p>886.142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38310188543784" table:style-name="ce50">
            <text:p>95,2%</text:p>
          </table:table-cell>
          <table:table-cell office:value-type="percentage" office:value="0.87486585400769479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3" table:style-name="ce49">
            <text:p>51.873</text:p>
          </table:table-cell>
          <table:table-cell office:value-type="percentage" office:value="0.96718438274942664" table:style-name="ce50">
            <text:p>96,7%</text:p>
          </table:table-cell>
          <table:table-cell office:value-type="float" office:value="79968" table:style-name="ce49">
            <text:p>79.968</text:p>
          </table:table-cell>
          <table:table-cell office:value-type="percentage" office:value="0.91670678863745791" table:style-name="ce50">
            <text:p>91,7%</text:p>
          </table:table-cell>
          <table:table-cell office:value-type="float" office:value="112256" table:style-name="ce49">
            <text:p>112.256</text:p>
          </table:table-cell>
          <table:table-cell office:value-type="percentage" office:value="0.88117871468605025" table:style-name="ce50">
            <text:p>88,1%</text:p>
          </table:table-cell>
          <table:table-cell office:value-type="float" office:value="153806" table:style-name="ce49">
            <text:p>153.806</text:p>
          </table:table-cell>
          <table:table-cell office:value-type="percentage" office:value="0.86647362372400116" table:style-name="ce50">
            <text:p>86,6%</text:p>
          </table:table-cell>
          <table:table-cell office:value-type="float" office:value="174074" table:style-name="ce49">
            <text:p>174.074</text:p>
          </table:table-cell>
          <table:table-cell office:value-type="percentage" office:value="0.80358041389880119" table:style-name="ce50">
            <text:p>80,4%</text:p>
          </table:table-cell>
          <table:table-cell office:value-type="float" office:value="135703" table:style-name="ce49">
            <text:p>135.703</text:p>
          </table:table-cell>
          <table:table-cell office:value-type="percentage" office:value="0.7373279651393394" table:style-name="ce50">
            <text:p>73,7%</text:p>
          </table:table-cell>
          <table:table-cell office:value-type="float" office:value="105125" table:style-name="ce49">
            <text:p>105.125</text:p>
          </table:table-cell>
          <table:table-cell office:value-type="percentage" office:value="0.76614460728939682" table:style-name="ce50">
            <text:p>76,6%</text:p>
          </table:table-cell>
          <table:table-cell office:value-type="float" office:value="84872" table:style-name="ce49">
            <text:p>84.872</text:p>
          </table:table-cell>
          <table:table-cell office:value-type="percentage" office:value="0.85267641858222154" table:style-name="ce50">
            <text:p>85,3%</text:p>
          </table:table-cell>
          <table:table-cell office:value-type="float" office:value="897677" table:style-name="ce49">
            <text:p>897.677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7368663028637" table:style-name="ce50">
            <text:p>82,9%</text:p>
          </table:table-cell>
          <table:table-cell office:value-type="percentage" office:value="0.73593654567440714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10" table:style-name="ce49">
            <text:p>94.910</text:p>
          </table:table-cell>
          <table:table-cell office:value-type="percentage" office:value="0.94567665052509919" table:style-name="ce50">
            <text:p>94,6%</text:p>
          </table:table-cell>
          <table:table-cell office:value-type="float" office:value="156299" table:style-name="ce49">
            <text:p>156.299</text:p>
          </table:table-cell>
          <table:table-cell office:value-type="percentage" office:value="0.93342928466490693" table:style-name="ce50">
            <text:p>93,3%</text:p>
          </table:table-cell>
          <table:table-cell office:value-type="float" office:value="229631" table:style-name="ce49">
            <text:p>229.631</text:p>
          </table:table-cell>
          <table:table-cell office:value-type="percentage" office:value="0.91284609727494981" table:style-name="ce50">
            <text:p>91,3%</text:p>
          </table:table-cell>
          <table:table-cell office:value-type="float" office:value="326257" table:style-name="ce49">
            <text:p>326.257</text:p>
          </table:table-cell>
          <table:table-cell office:value-type="percentage" office:value="0.88597327337357801" table:style-name="ce50">
            <text:p>88,6%</text:p>
          </table:table-cell>
          <table:table-cell office:value-type="float" office:value="325503" table:style-name="ce49">
            <text:p>325.503</text:p>
          </table:table-cell>
          <table:table-cell office:value-type="percentage" office:value="0.82592963804062369" table:style-name="ce50">
            <text:p>82,6%</text:p>
          </table:table-cell>
          <table:table-cell office:value-type="float" office:value="240133" table:style-name="ce49">
            <text:p>240.133</text:p>
          </table:table-cell>
          <table:table-cell office:value-type="percentage" office:value="0.76753648573492461" table:style-name="ce50">
            <text:p>76,8%</text:p>
          </table:table-cell>
          <table:table-cell office:value-type="float" office:value="202023" table:style-name="ce49">
            <text:p>202.023</text:p>
          </table:table-cell>
          <table:table-cell office:value-type="percentage" office:value="0.79327053335479891" table:style-name="ce50">
            <text:p>79,3%</text:p>
          </table:table-cell>
          <table:table-cell office:value-type="float" office:value="173197" table:style-name="ce49">
            <text:p>173.197</text:p>
          </table:table-cell>
          <table:table-cell office:value-type="percentage" office:value="0.93993433370417601" table:style-name="ce50">
            <text:p>94,0%</text:p>
          </table:table-cell>
          <table:table-cell office:value-type="float" office:value="1747953" table:style-name="ce49">
            <text:p>1.747.953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57306395385724" table:style-name="ce50">
            <text:p>86,0%</text:p>
          </table:table-cell>
          <table:table-cell office:value-type="percentage" office:value="0.7788171196447643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3" table:style-name="ce49">
            <text:p>42.603</text:p>
          </table:table-cell>
          <table:table-cell office:value-type="percentage" office:value="1" table:style-name="ce50">
            <text:p>100,0%</text:p>
          </table:table-cell>
          <table:table-cell office:value-type="float" office:value="56235" table:style-name="ce49">
            <text:p>56.235</text:p>
          </table:table-cell>
          <table:table-cell office:value-type="percentage" office:value="1" table:style-name="ce50">
            <text:p>100,0%</text:p>
          </table:table-cell>
          <table:table-cell office:value-type="float" office:value="77321" table:style-name="ce49">
            <text:p>77.321</text:p>
          </table:table-cell>
          <table:table-cell office:value-type="percentage" office:value="0.97557313549591829" table:style-name="ce50">
            <text:p>97,6%</text:p>
          </table:table-cell>
          <table:table-cell office:value-type="float" office:value="85260" table:style-name="ce49">
            <text:p>85.260</text:p>
          </table:table-cell>
          <table:table-cell office:value-type="percentage" office:value="0.93723205452346925" table:style-name="ce50">
            <text:p>93,7%</text:p>
          </table:table-cell>
          <table:table-cell office:value-type="float" office:value="89580" table:style-name="ce49">
            <text:p>89.580</text:p>
          </table:table-cell>
          <table:table-cell office:value-type="percentage" office:value="0.91984474154395912" table:style-name="ce50">
            <text:p>92,0%</text:p>
          </table:table-cell>
          <table:table-cell office:value-type="float" office:value="57034" table:style-name="ce49">
            <text:p>57.034</text:p>
          </table:table-cell>
          <table:table-cell office:value-type="percentage" office:value="0.84925101998272734" table:style-name="ce50">
            <text:p>84,9%</text:p>
          </table:table-cell>
          <table:table-cell office:value-type="float" office:value="43626" table:style-name="ce49">
            <text:p>43.626</text:p>
          </table:table-cell>
          <table:table-cell office:value-type="percentage" office:value="0.85754722544375206" table:style-name="ce50">
            <text:p>85,8%</text:p>
          </table:table-cell>
          <table:table-cell office:value-type="float" office:value="43393" table:style-name="ce49">
            <text:p>43.393</text:p>
          </table:table-cell>
          <table:table-cell office:value-type="percentage" office:value="0.95826248260936775" table:style-name="ce50">
            <text:p>95,8%</text:p>
          </table:table-cell>
          <table:table-cell office:value-type="float" office:value="495052" table:style-name="ce49">
            <text:p>495.052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26710709555994" table:style-name="ce50">
            <text:p>93,9%</text:p>
          </table:table-cell>
          <table:table-cell office:value-type="percentage" office:value="0.84819285365498454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092" table:style-name="ce49">
            <text:p>230.092</text:p>
          </table:table-cell>
          <table:table-cell office:value-type="percentage" office:value="1" table:style-name="ce50">
            <text:p>100,0%</text:p>
          </table:table-cell>
          <table:table-cell office:value-type="float" office:value="252388" table:style-name="ce49">
            <text:p>252.388</text:p>
          </table:table-cell>
          <table:table-cell office:value-type="percentage" office:value="1" table:style-name="ce50">
            <text:p>100,0%</text:p>
          </table:table-cell>
          <table:table-cell office:value-type="float" office:value="324740" table:style-name="ce49">
            <text:p>324.740</text:p>
          </table:table-cell>
          <table:table-cell office:value-type="percentage" office:value="0.99235124968295729" table:style-name="ce50">
            <text:p>99,2%</text:p>
          </table:table-cell>
          <table:table-cell office:value-type="float" office:value="358059" table:style-name="ce49">
            <text:p>358.059</text:p>
          </table:table-cell>
          <table:table-cell office:value-type="percentage" office:value="0.93928694160329274" table:style-name="ce50">
            <text:p>93,9%</text:p>
          </table:table-cell>
          <table:table-cell office:value-type="float" office:value="326510" table:style-name="ce49">
            <text:p>326.510</text:p>
          </table:table-cell>
          <table:table-cell office:value-type="percentage" office:value="0.90646359542701038" table:style-name="ce50">
            <text:p>90,6%</text:p>
          </table:table-cell>
          <table:table-cell office:value-type="float" office:value="219368" table:style-name="ce49">
            <text:p>219.368</text:p>
          </table:table-cell>
          <table:table-cell office:value-type="percentage" office:value="0.84730129547087318" table:style-name="ce50">
            <text:p>84,7%</text:p>
          </table:table-cell>
          <table:table-cell office:value-type="float" office:value="181602" table:style-name="ce49">
            <text:p>181.602</text:p>
          </table:table-cell>
          <table:table-cell office:value-type="percentage" office:value="0.85750711826951675" table:style-name="ce50">
            <text:p>85,8%</text:p>
          </table:table-cell>
          <table:table-cell office:value-type="float" office:value="156663" table:style-name="ce49">
            <text:p>156.663</text:p>
          </table:table-cell>
          <table:table-cell office:value-type="percentage" office:value="0.9314201120108444" table:style-name="ce50">
            <text:p>93,1%</text:p>
          </table:table-cell>
          <table:table-cell office:value-type="float" office:value="2049422" table:style-name="ce49">
            <text:p>2.049.422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49973229276629" table:style-name="ce50">
            <text:p>94,3%</text:p>
          </table:table-cell>
          <table:table-cell office:value-type="percentage" office:value="0.8587027250341378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163" table:style-name="ce49">
            <text:p>139.163</text:p>
          </table:table-cell>
          <table:table-cell office:value-type="percentage" office:value="1" table:style-name="ce50">
            <text:p>100,0%</text:p>
          </table:table-cell>
          <table:table-cell office:value-type="float" office:value="159637" table:style-name="ce49">
            <text:p>159.637</text:p>
          </table:table-cell>
          <table:table-cell office:value-type="percentage" office:value="1" table:style-name="ce50">
            <text:p>100,0%</text:p>
          </table:table-cell>
          <table:table-cell office:value-type="float" office:value="225772" table:style-name="ce49">
            <text:p>225.772</text:p>
          </table:table-cell>
          <table:table-cell office:value-type="percentage" office:value="0.99010647815180597" table:style-name="ce50">
            <text:p>99,0%</text:p>
          </table:table-cell>
          <table:table-cell office:value-type="float" office:value="290590" table:style-name="ce49">
            <text:p>290.590</text:p>
          </table:table-cell>
          <table:table-cell office:value-type="percentage" office:value="0.93315179170667328" table:style-name="ce50">
            <text:p>93,3%</text:p>
          </table:table-cell>
          <table:table-cell office:value-type="float" office:value="292762" table:style-name="ce49">
            <text:p>292.762</text:p>
          </table:table-cell>
          <table:table-cell office:value-type="percentage" office:value="0.88533057538836524" table:style-name="ce50">
            <text:p>88,5%</text:p>
          </table:table-cell>
          <table:table-cell office:value-type="float" office:value="213167" table:style-name="ce49">
            <text:p>213.167</text:p>
          </table:table-cell>
          <table:table-cell office:value-type="percentage" office:value="0.82702685925563824" table:style-name="ce50">
            <text:p>82,7%</text:p>
          </table:table-cell>
          <table:table-cell office:value-type="float" office:value="181677" table:style-name="ce49">
            <text:p>181.677</text:p>
          </table:table-cell>
          <table:table-cell office:value-type="percentage" office:value="0.82960564769489298" table:style-name="ce50">
            <text:p>83,0%</text:p>
          </table:table-cell>
          <table:table-cell office:value-type="float" office:value="160810" table:style-name="ce49">
            <text:p>160.810</text:p>
          </table:table-cell>
          <table:table-cell office:value-type="percentage" office:value="0.90436181221037482" table:style-name="ce50">
            <text:p>90,4%</text:p>
          </table:table-cell>
          <table:table-cell office:value-type="float" office:value="1663578" table:style-name="ce49">
            <text:p>1.663.578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02581821745932" table:style-name="ce50">
            <text:p>91,6%</text:p>
          </table:table-cell>
          <table:table-cell office:value-type="percentage" office:value="0.81203384072289342" table:style-name="ce50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378" table:style-name="ce49">
            <text:p>461.378</text:p>
          </table:table-cell>
          <table:table-cell office:value-type="percentage" office:value="1" table:style-name="ce50">
            <text:p>100,0%</text:p>
          </table:table-cell>
          <table:table-cell office:value-type="float" office:value="622382" table:style-name="ce49">
            <text:p>622.382</text:p>
          </table:table-cell>
          <table:table-cell office:value-type="percentage" office:value="0.97899442535895398" table:style-name="ce50">
            <text:p>97,9%</text:p>
          </table:table-cell>
          <table:table-cell office:value-type="float" office:value="810570" table:style-name="ce49">
            <text:p>810.570</text:p>
          </table:table-cell>
          <table:table-cell office:value-type="percentage" office:value="0.9508330948146827" table:style-name="ce50">
            <text:p>95,1%</text:p>
          </table:table-cell>
          <table:table-cell office:value-type="float" office:value="1045776" table:style-name="ce49">
            <text:p>1.045.776</text:p>
          </table:table-cell>
          <table:table-cell office:value-type="percentage" office:value="0.95295703211496985" table:style-name="ce50">
            <text:p>95,3%</text:p>
          </table:table-cell>
          <table:table-cell office:value-type="float" office:value="1168230" table:style-name="ce49">
            <text:p>1.168.230</text:p>
          </table:table-cell>
          <table:table-cell office:value-type="percentage" office:value="0.91587810557180149" table:style-name="ce50">
            <text:p>91,6%</text:p>
          </table:table-cell>
          <table:table-cell office:value-type="float" office:value="835954" table:style-name="ce49">
            <text:p>835.954</text:p>
          </table:table-cell>
          <table:table-cell office:value-type="percentage" office:value="0.8648145925837033" table:style-name="ce50">
            <text:p>86,5%</text:p>
          </table:table-cell>
          <table:table-cell office:value-type="float" office:value="702909" table:style-name="ce49">
            <text:p>702.909</text:p>
          </table:table-cell>
          <table:table-cell office:value-type="percentage" office:value="0.84784976521291266" table:style-name="ce50">
            <text:p>84,8%</text:p>
          </table:table-cell>
          <table:table-cell office:value-type="float" office:value="611362" table:style-name="ce49">
            <text:p>611.362</text:p>
          </table:table-cell>
          <table:table-cell office:value-type="percentage" office:value="0.91062808048700927" table:style-name="ce50">
            <text:p>91,1%</text:p>
          </table:table-cell>
          <table:table-cell office:value-type="float" office:value="6258561" table:style-name="ce49">
            <text:p>6.258.561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76304572383816" table:style-name="ce50">
            <text:p>92,3%</text:p>
          </table:table-cell>
          <table:table-cell office:value-type="percentage" office:value="0.81584599021828641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09" table:style-name="ce49">
            <text:p>299.209</text:p>
          </table:table-cell>
          <table:table-cell office:value-type="percentage" office:value="1" table:style-name="ce50">
            <text:p>100,0%</text:p>
          </table:table-cell>
          <table:table-cell office:value-type="float" office:value="437981" table:style-name="ce49">
            <text:p>437.981</text:p>
          </table:table-cell>
          <table:table-cell office:value-type="percentage" office:value="0.99591837662810156" table:style-name="ce50">
            <text:p>99,6%</text:p>
          </table:table-cell>
          <table:table-cell office:value-type="float" office:value="577016" table:style-name="ce49">
            <text:p>577.016</text:p>
          </table:table-cell>
          <table:table-cell office:value-type="percentage" office:value="0.96629936028402053" table:style-name="ce50">
            <text:p>96,6%</text:p>
          </table:table-cell>
          <table:table-cell office:value-type="float" office:value="724358" table:style-name="ce49">
            <text:p>724.358</text:p>
          </table:table-cell>
          <table:table-cell office:value-type="percentage" office:value="0.95023193090348101" table:style-name="ce50">
            <text:p>95,0%</text:p>
          </table:table-cell>
          <table:table-cell office:value-type="float" office:value="768680" table:style-name="ce49">
            <text:p>768.680</text:p>
          </table:table-cell>
          <table:table-cell office:value-type="percentage" office:value="0.91430827989718377" table:style-name="ce50">
            <text:p>91,4%</text:p>
          </table:table-cell>
          <table:table-cell office:value-type="float" office:value="531965" table:style-name="ce49">
            <text:p>531.965</text:p>
          </table:table-cell>
          <table:table-cell office:value-type="percentage" office:value="0.86650399644253906" table:style-name="ce50">
            <text:p>86,7%</text:p>
          </table:table-cell>
          <table:table-cell office:value-type="float" office:value="450200" table:style-name="ce49">
            <text:p>450.200</text:p>
          </table:table-cell>
          <table:table-cell office:value-type="percentage" office:value="0.87797134404502575" table:style-name="ce50">
            <text:p>87,8%</text:p>
          </table:table-cell>
          <table:table-cell office:value-type="float" office:value="408650" table:style-name="ce49">
            <text:p>408.650</text:p>
          </table:table-cell>
          <table:table-cell office:value-type="percentage" office:value="0.94426818926494271" table:style-name="ce50">
            <text:p>94,4%</text:p>
          </table:table-cell>
          <table:table-cell office:value-type="float" office:value="4198059" table:style-name="ce49">
            <text:p>4.198.059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5580368412828" table:style-name="ce50">
            <text:p>93,5%</text:p>
          </table:table-cell>
          <table:table-cell office:value-type="percentage" office:value="0.83178552994871258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3" table:style-name="ce49">
            <text:p>78.453</text:p>
          </table:table-cell>
          <table:table-cell office:value-type="percentage" office:value="1" table:style-name="ce50">
            <text:p>100,0%</text:p>
          </table:table-cell>
          <table:table-cell office:value-type="float" office:value="96175" table:style-name="ce49">
            <text:p>96.175</text:p>
          </table:table-cell>
          <table:table-cell office:value-type="percentage" office:value="1" table:style-name="ce50">
            <text:p>100,0%</text:p>
          </table:table-cell>
          <table:table-cell office:value-type="float" office:value="133509" table:style-name="ce49">
            <text:p>133.509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4" table:style-name="ce49">
            <text:p>162.404</text:p>
          </table:table-cell>
          <table:table-cell office:value-type="percentage" office:value="0.9669609950402791" table:style-name="ce50">
            <text:p>96,7%</text:p>
          </table:table-cell>
          <table:table-cell office:value-type="float" office:value="147458" table:style-name="ce49">
            <text:p>147.458</text:p>
          </table:table-cell>
          <table:table-cell office:value-type="percentage" office:value="0.93602732073938655" table:style-name="ce50">
            <text:p>93,6%</text:p>
          </table:table-cell>
          <table:table-cell office:value-type="float" office:value="114990" table:style-name="ce49">
            <text:p>114.990</text:p>
          </table:table-cell>
          <table:table-cell office:value-type="percentage" office:value="0.88561482417091542" table:style-name="ce50">
            <text:p>88,6%</text:p>
          </table:table-cell>
          <table:table-cell office:value-type="float" office:value="95818" table:style-name="ce49">
            <text:p>95.818</text:p>
          </table:table-cell>
          <table:table-cell office:value-type="percentage" office:value="0.8516701331484543" table:style-name="ce50">
            <text:p>85,2%</text:p>
          </table:table-cell>
          <table:table-cell office:value-type="float" office:value="81500" table:style-name="ce49">
            <text:p>81.500</text:p>
          </table:table-cell>
          <table:table-cell office:value-type="percentage" office:value="0.95089197167158646" table:style-name="ce50">
            <text:p>95,1%</text:p>
          </table:table-cell>
          <table:table-cell office:value-type="float" office:value="910307" table:style-name="ce49">
            <text:p>910.307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2885913105725" table:style-name="ce50">
            <text:p>95,8%</text:p>
          </table:table-cell>
          <table:table-cell office:value-type="percentage" office:value="0.86040440491909731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42" table:style-name="ce49">
            <text:p>243.142</text:p>
          </table:table-cell>
          <table:table-cell office:value-type="percentage" office:value="1" table:style-name="ce50">
            <text:p>100,0%</text:p>
          </table:table-cell>
          <table:table-cell office:value-type="float" office:value="292427" table:style-name="ce49">
            <text:p>292.427</text:p>
          </table:table-cell>
          <table:table-cell office:value-type="percentage" office:value="1" table:style-name="ce50">
            <text:p>100,0%</text:p>
          </table:table-cell>
          <table:table-cell office:value-type="float" office:value="348364" table:style-name="ce49">
            <text:p>348.364</text:p>
          </table:table-cell>
          <table:table-cell office:value-type="percentage" office:value="0.98528704683142609" table:style-name="ce50">
            <text:p>98,5%</text:p>
          </table:table-cell>
          <table:table-cell office:value-type="float" office:value="394018" table:style-name="ce49">
            <text:p>394.018</text:p>
          </table:table-cell>
          <table:table-cell office:value-type="percentage" office:value="0.96289833822091886" table:style-name="ce50">
            <text:p>96,3%</text:p>
          </table:table-cell>
          <table:table-cell office:value-type="float" office:value="412815" table:style-name="ce49">
            <text:p>412.815</text:p>
          </table:table-cell>
          <table:table-cell office:value-type="percentage" office:value="0.93220530353154774" table:style-name="ce50">
            <text:p>93,2%</text:p>
          </table:table-cell>
          <table:table-cell office:value-type="float" office:value="269322" table:style-name="ce49">
            <text:p>269.322</text:p>
          </table:table-cell>
          <table:table-cell office:value-type="percentage" office:value="0.87272762623218558" table:style-name="ce50">
            <text:p>87,3%</text:p>
          </table:table-cell>
          <table:table-cell office:value-type="float" office:value="205146" table:style-name="ce49">
            <text:p>205.146</text:p>
          </table:table-cell>
          <table:table-cell office:value-type="percentage" office:value="0.89053750184492231" table:style-name="ce50">
            <text:p>89,1%</text:p>
          </table:table-cell>
          <table:table-cell office:value-type="float" office:value="177353" table:style-name="ce49">
            <text:p>177.353</text:p>
          </table:table-cell>
          <table:table-cell office:value-type="percentage" office:value="0.96732371934723793" table:style-name="ce50">
            <text:p>96,7%</text:p>
          </table:table-cell>
          <table:table-cell office:value-type="float" office:value="2342587" table:style-name="ce49">
            <text:p>2.342.587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77274872186979" table:style-name="ce50">
            <text:p>95,4%</text:p>
          </table:table-cell>
          <table:table-cell office:value-type="percentage" office:value="0.86862985172473628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4" table:style-name="ce49">
            <text:p>38.544</text:p>
          </table:table-cell>
          <table:table-cell office:value-type="percentage" office:value="0.9981871859947169" table:style-name="ce50">
            <text:p>99,8%</text:p>
          </table:table-cell>
          <table:table-cell office:value-type="float" office:value="45983" table:style-name="ce49">
            <text:p>45.983</text:p>
          </table:table-cell>
          <table:table-cell office:value-type="percentage" office:value="0.96806315789473685" table:style-name="ce50">
            <text:p>96,8%</text:p>
          </table:table-cell>
          <table:table-cell office:value-type="float" office:value="48558" table:style-name="ce49">
            <text:p>48.558</text:p>
          </table:table-cell>
          <table:table-cell office:value-type="percentage" office:value="0.93879050344134252" table:style-name="ce50">
            <text:p>93,9%</text:p>
          </table:table-cell>
          <table:table-cell office:value-type="float" office:value="32619" table:style-name="ce49">
            <text:p>32.619</text:p>
          </table:table-cell>
          <table:table-cell office:value-type="percentage" office:value="0.88073766065449832" table:style-name="ce50">
            <text:p>88,1%</text:p>
          </table:table-cell>
          <table:table-cell office:value-type="float" office:value="25901" table:style-name="ce49">
            <text:p>25.901</text:p>
          </table:table-cell>
          <table:table-cell office:value-type="percentage" office:value="0.858615660014586" table:style-name="ce50">
            <text:p>85,9%</text:p>
          </table:table-cell>
          <table:table-cell office:value-type="float" office:value="25567" table:style-name="ce49">
            <text:p>25.567</text:p>
          </table:table-cell>
          <table:table-cell office:value-type="percentage" office:value="0.98391379642101218" table:style-name="ce50">
            <text:p>98,4%</text:p>
          </table:table-cell>
          <table:table-cell office:value-type="float" office:value="269455" table:style-name="ce49">
            <text:p>269.455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28278130873001" table:style-name="ce50">
            <text:p>95,7%</text:p>
          </table:table-cell>
          <table:table-cell office:value-type="percentage" office:value="0.85223103587875104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20" table:style-name="ce49">
            <text:p>375.120</text:p>
          </table:table-cell>
          <table:table-cell office:value-type="percentage" office:value="1" table:style-name="ce50">
            <text:p>100,0%</text:p>
          </table:table-cell>
          <table:table-cell office:value-type="float" office:value="512928" table:style-name="ce49">
            <text:p>512.928</text:p>
          </table:table-cell>
          <table:table-cell office:value-type="percentage" office:value="0.97320557821838538" table:style-name="ce50">
            <text:p>97,3%</text:p>
          </table:table-cell>
          <table:table-cell office:value-type="float" office:value="694709" table:style-name="ce49">
            <text:p>694.709</text:p>
          </table:table-cell>
          <table:table-cell office:value-type="percentage" office:value="0.96426023446196729" table:style-name="ce50">
            <text:p>96,4%</text:p>
          </table:table-cell>
          <table:table-cell office:value-type="float" office:value="951479" table:style-name="ce49">
            <text:p>951.479</text:p>
          </table:table-cell>
          <table:table-cell office:value-type="percentage" office:value="0.96132391824676511" table:style-name="ce50">
            <text:p>96,1%</text:p>
          </table:table-cell>
          <table:table-cell office:value-type="float" office:value="1055107" table:style-name="ce49">
            <text:p>1.055.107</text:p>
          </table:table-cell>
          <table:table-cell office:value-type="percentage" office:value="0.9126962638609798" table:style-name="ce50">
            <text:p>91,3%</text:p>
          </table:table-cell>
          <table:table-cell office:value-type="float" office:value="783578" table:style-name="ce49">
            <text:p>783.578</text:p>
          </table:table-cell>
          <table:table-cell office:value-type="percentage" office:value="0.86982651824289225" table:style-name="ce50">
            <text:p>87,0%</text:p>
          </table:table-cell>
          <table:table-cell office:value-type="float" office:value="640968" table:style-name="ce49">
            <text:p>640.968</text:p>
          </table:table-cell>
          <table:table-cell office:value-type="percentage" office:value="0.87140493530752883" table:style-name="ce50">
            <text:p>87,1%</text:p>
          </table:table-cell>
          <table:table-cell office:value-type="float" office:value="508928" table:style-name="ce49">
            <text:p>508.928</text:p>
          </table:table-cell>
          <table:table-cell office:value-type="percentage" office:value="0.89169849668850965" table:style-name="ce50">
            <text:p>89,2%</text:p>
          </table:table-cell>
          <table:table-cell office:value-type="float" office:value="5522817" table:style-name="ce49">
            <text:p>5.522.817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495429505864102" table:style-name="ce50">
            <text:p>92,5%</text:p>
          </table:table-cell>
          <table:table-cell office:value-type="percentage" office:value="0.81748928480713245" table:style-name="ce50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898" table:style-name="ce49">
            <text:p>72.898</text:p>
          </table:table-cell>
          <table:table-cell office:value-type="percentage" office:value="1" table:style-name="ce50">
            <text:p>100,0%</text:p>
          </table:table-cell>
          <table:table-cell office:value-type="float" office:value="103911" table:style-name="ce49">
            <text:p>103.911</text:p>
          </table:table-cell>
          <table:table-cell office:value-type="percentage" office:value="0.99989415138276783" table:style-name="ce50">
            <text:p>100,0%</text:p>
          </table:table-cell>
          <table:table-cell office:value-type="float" office:value="149939" table:style-name="ce49">
            <text:p>149.939</text:p>
          </table:table-cell>
          <table:table-cell office:value-type="percentage" office:value="0.97654046801831429" table:style-name="ce50">
            <text:p>97,7%</text:p>
          </table:table-cell>
          <table:table-cell office:value-type="float" office:value="210149" table:style-name="ce49">
            <text:p>210.149</text:p>
          </table:table-cell>
          <table:table-cell office:value-type="percentage" office:value="0.96353099223761252" table:style-name="ce50">
            <text:p>96,4%</text:p>
          </table:table-cell>
          <table:table-cell office:value-type="float" office:value="237150" table:style-name="ce49">
            <text:p>237.150</text:p>
          </table:table-cell>
          <table:table-cell office:value-type="percentage" office:value="0.93932696420932549" table:style-name="ce50">
            <text:p>93,9%</text:p>
          </table:table-cell>
          <table:table-cell office:value-type="float" office:value="175256" table:style-name="ce49">
            <text:p>175.256</text:p>
          </table:table-cell>
          <table:table-cell office:value-type="percentage" office:value="0.88035604850457616" table:style-name="ce50">
            <text:p>88,0%</text:p>
          </table:table-cell>
          <table:table-cell office:value-type="float" office:value="150669" table:style-name="ce49">
            <text:p>150.669</text:p>
          </table:table-cell>
          <table:table-cell office:value-type="percentage" office:value="0.86621746704304381" table:style-name="ce50">
            <text:p>86,6%</text:p>
          </table:table-cell>
          <table:table-cell office:value-type="float" office:value="132697" table:style-name="ce49">
            <text:p>132.697</text:p>
          </table:table-cell>
          <table:table-cell office:value-type="percentage" office:value="0.91758173369475027" table:style-name="ce50">
            <text:p>91,8%</text:p>
          </table:table-cell>
          <table:table-cell office:value-type="float" office:value="1232669" table:style-name="ce49">
            <text:p>1.232.669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53119502373228" table:style-name="ce50">
            <text:p>93,6%</text:p>
          </table:table-cell>
          <table:table-cell office:value-type="percentage" office:value="0.81467751785105313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89" table:style-name="ce49">
            <text:p>42.589</text:p>
          </table:table-cell>
          <table:table-cell office:value-type="percentage" office:value="1" table:style-name="ce50">
            <text:p>100,0%</text:p>
          </table:table-cell>
          <table:table-cell office:value-type="float" office:value="56016" table:style-name="ce49">
            <text:p>56.016</text:p>
          </table:table-cell>
          <table:table-cell office:value-type="percentage" office:value="0.98898305084745763" table:style-name="ce50">
            <text:p>98,9%</text:p>
          </table:table-cell>
          <table:table-cell office:value-type="float" office:value="72662" table:style-name="ce49">
            <text:p>72.662</text:p>
          </table:table-cell>
          <table:table-cell office:value-type="percentage" office:value="0.96024844720496894" table:style-name="ce50">
            <text:p>96,0%</text:p>
          </table:table-cell>
          <table:table-cell office:value-type="float" office:value="92587" table:style-name="ce49">
            <text:p>92.587</text:p>
          </table:table-cell>
          <table:table-cell office:value-type="percentage" office:value="0.94768572539867757" table:style-name="ce50">
            <text:p>94,8%</text:p>
          </table:table-cell>
          <table:table-cell office:value-type="float" office:value="96682" table:style-name="ce49">
            <text:p>96.682</text:p>
          </table:table-cell>
          <table:table-cell office:value-type="percentage" office:value="0.91448407631262829" table:style-name="ce50">
            <text:p>91,4%</text:p>
          </table:table-cell>
          <table:table-cell office:value-type="float" office:value="66159" table:style-name="ce49">
            <text:p>66.159</text:p>
          </table:table-cell>
          <table:table-cell office:value-type="percentage" office:value="0.862242437670242" table:style-name="ce50">
            <text:p>86,2%</text:p>
          </table:table-cell>
          <table:table-cell office:value-type="float" office:value="60164" table:style-name="ce49">
            <text:p>60.164</text:p>
          </table:table-cell>
          <table:table-cell office:value-type="percentage" office:value="0.87445132408941606" table:style-name="ce50">
            <text:p>87,4%</text:p>
          </table:table-cell>
          <table:table-cell office:value-type="float" office:value="53392" table:style-name="ce49">
            <text:p>53.392</text:p>
          </table:table-cell>
          <table:table-cell office:value-type="percentage" office:value="0.92821752055770934" table:style-name="ce50">
            <text:p>92,8%</text:p>
          </table:table-cell>
          <table:table-cell office:value-type="float" office:value="540251" table:style-name="ce49">
            <text:p>540.251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18788501380623" table:style-name="ce50">
            <text:p>93,1%</text:p>
          </table:table-cell>
          <table:table-cell office:value-type="percentage" office:value="0.82148211673615612" table:style-name="ce50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106" table:style-name="ce49">
            <text:p>165.106</text:p>
          </table:table-cell>
          <table:table-cell office:value-type="percentage" office:value="1" table:style-name="ce50">
            <text:p>100,0%</text:p>
          </table:table-cell>
          <table:table-cell office:value-type="float" office:value="214646" table:style-name="ce49">
            <text:p>214.646</text:p>
          </table:table-cell>
          <table:table-cell office:value-type="percentage" office:value="0.99205050701126796" table:style-name="ce50">
            <text:p>99,2%</text:p>
          </table:table-cell>
          <table:table-cell office:value-type="float" office:value="280614" table:style-name="ce49">
            <text:p>280.614</text:p>
          </table:table-cell>
          <table:table-cell office:value-type="percentage" office:value="0.98751068928748642" table:style-name="ce50">
            <text:p>98,8%</text:p>
          </table:table-cell>
          <table:table-cell office:value-type="float" office:value="327620" table:style-name="ce49">
            <text:p>327.620</text:p>
          </table:table-cell>
          <table:table-cell office:value-type="percentage" office:value="0.97082085063132095" table:style-name="ce50">
            <text:p>97,1%</text:p>
          </table:table-cell>
          <table:table-cell office:value-type="float" office:value="327169" table:style-name="ce49">
            <text:p>327.169</text:p>
          </table:table-cell>
          <table:table-cell office:value-type="percentage" office:value="0.93996793693113911" table:style-name="ce50">
            <text:p>94,0%</text:p>
          </table:table-cell>
          <table:table-cell office:value-type="float" office:value="213038" table:style-name="ce49">
            <text:p>213.038</text:p>
          </table:table-cell>
          <table:table-cell office:value-type="percentage" office:value="0.89649252004123969" table:style-name="ce50">
            <text:p>89,6%</text:p>
          </table:table-cell>
          <table:table-cell office:value-type="float" office:value="176520" table:style-name="ce49">
            <text:p>176.520</text:p>
          </table:table-cell>
          <table:table-cell office:value-type="percentage" office:value="0.88607785558316388" table:style-name="ce50">
            <text:p>88,6%</text:p>
          </table:table-cell>
          <table:table-cell office:value-type="float" office:value="161094" table:style-name="ce49">
            <text:p>161.094</text:p>
          </table:table-cell>
          <table:table-cell office:value-type="percentage" office:value="0.9321652383735396" table:style-name="ce50">
            <text:p>93,2%</text:p>
          </table:table-cell>
          <table:table-cell office:value-type="float" office:value="1865807" table:style-name="ce49">
            <text:p>1.865.807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425349046900831" table:style-name="ce50">
            <text:p>95,4%</text:p>
          </table:table-cell>
          <table:table-cell office:value-type="percentage" office:value="0.853561540558889" table:style-name="ce50">
            <text:p>8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4" table:style-name="ce49">
            <text:p>11.354</text:p>
          </table:table-cell>
          <table:table-cell office:value-type="percentage" office:value="0.91883143157724367" table:style-name="ce50">
            <text:p>91,9%</text:p>
          </table:table-cell>
          <table:table-cell office:value-type="float" office:value="9667" table:style-name="ce49">
            <text:p>9.667</text:p>
          </table:table-cell>
          <table:table-cell office:value-type="percentage" office:value="0.84805684709185014" table:style-name="ce50">
            <text:p>84,8%</text:p>
          </table:table-cell>
          <table:table-cell office:value-type="float" office:value="9928" table:style-name="ce49">
            <text:p>9.928</text:p>
          </table:table-cell>
          <table:table-cell office:value-type="percentage" office:value="0.91375977910722506" table:style-name="ce50">
            <text:p>91,4%</text:p>
          </table:table-cell>
          <table:table-cell office:value-type="float" office:value="9743" table:style-name="ce49">
            <text:p>9.743</text:p>
          </table:table-cell>
          <table:table-cell office:value-type="percentage" office:value="1.0497791186294581" table:style-name="ce50">
            <text:p>105,0%</text:p>
          </table:table-cell>
          <table:table-cell office:value-type="float" office:value="65479" table:style-name="ce49">
            <text:p>65.479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18629010685776" table:style-name="ce50">
            <text:p>92,2%</text:p>
          </table:table-cell>
          <table:table-cell office:value-type="percentage" office:value="0.78402001987619285" table:style-name="ce50">
            <text:p>78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3" table:style-name="ce49">
            <text:p>3.433</text:p>
          </table:table-cell>
          <table:table-cell office:value-type="percentage" office:value="0.90270838811464638" table:style-name="ce50">
            <text:p>90,3%</text:p>
          </table:table-cell>
          <table:table-cell office:value-type="float" office:value="7521" table:style-name="ce49">
            <text:p>7.521</text:p>
          </table:table-cell>
          <table:table-cell office:value-type="percentage" office:value="0.93953778888194883" table:style-name="ce50">
            <text:p>94,0%</text:p>
          </table:table-cell>
          <table:table-cell office:value-type="float" office:value="10176" table:style-name="ce49">
            <text:p>10.176</text:p>
          </table:table-cell>
          <table:table-cell office:value-type="percentage" office:value="0.94213498750115732" table:style-name="ce50">
            <text:p>94,2%</text:p>
          </table:table-cell>
          <table:table-cell office:value-type="float" office:value="10721" table:style-name="ce49">
            <text:p>10.721</text:p>
          </table:table-cell>
          <table:table-cell office:value-type="percentage" office:value="0.98150691202050722" table:style-name="ce50">
            <text:p>98,2%</text:p>
          </table:table-cell>
          <table:table-cell office:value-type="float" office:value="9428" table:style-name="ce49">
            <text:p>9.428</text:p>
          </table:table-cell>
          <table:table-cell office:value-type="percentage" office:value="0.86084733382030676" table:style-name="ce50">
            <text:p>86,1%</text:p>
          </table:table-cell>
          <table:table-cell office:value-type="float" office:value="10449" table:style-name="ce49">
            <text:p>10.449</text:p>
          </table:table-cell>
          <table:table-cell office:value-type="percentage" office:value="0.89376443418013862" table:style-name="ce50">
            <text:p>89,4%</text:p>
          </table:table-cell>
          <table:table-cell office:value-type="float" office:value="9268" table:style-name="ce49">
            <text:p>9.268</text:p>
          </table:table-cell>
          <table:table-cell office:value-type="percentage" office:value="0.96743215031315244" table:style-name="ce50">
            <text:p>96,7%</text:p>
          </table:table-cell>
          <table:table-cell office:value-type="float" office:value="63098" table:style-name="ce49">
            <text:p>63.098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29613570445024" table:style-name="ce50">
            <text:p>92,4%</text:p>
          </table:table-cell>
          <table:table-cell office:value-type="percentage" office:value="0.75096998405179594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7" table:style-name="ce49">
            <text:p>22.697</text:p>
          </table:table-cell>
          <table:table-cell office:value-type="string" table:style-name="ce50">
            <text:p>-</text:p>
          </table:table-cell>
          <table:table-cell office:value-type="float" office:value="32681" table:style-name="ce49">
            <text:p>32.681</text:p>
          </table:table-cell>
          <table:table-cell office:value-type="string" table:style-name="ce50">
            <text:p>-</text:p>
          </table:table-cell>
          <table:table-cell office:value-type="float" office:value="25127" table:style-name="ce49">
            <text:p>25.127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2" table:style-name="ce49">
            <text:p>95.1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4" table:style-name="ce52">
            <text:p>924</text:p>
          </table:table-cell>
          <table:table-cell office:value-type="string" table:style-name="ce53">
            <text:p>-</text:p>
          </table:table-cell>
          <table:table-cell office:value-type="float" office:value="1969" table:style-name="ce52">
            <text:p>1.969</text:p>
          </table:table-cell>
          <table:table-cell office:value-type="string" table:style-name="ce53">
            <text:p>-</text:p>
          </table:table-cell>
          <table:table-cell office:value-type="float" office:value="2428" table:style-name="ce52">
            <text:p>2.428</text:p>
          </table:table-cell>
          <table:table-cell office:value-type="string" table:style-name="ce53">
            <text:p>-</text:p>
          </table:table-cell>
          <table:table-cell office:value-type="float" office:value="2126" table:style-name="ce52">
            <text:p>2.126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2" table:style-name="ce52">
            <text:p>8.12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321" table:style-name="ce56">
            <text:p>2.951.321</text:p>
          </table:table-cell>
          <table:table-cell office:value-type="percentage" office:value="1" table:style-name="ce57">
            <text:p>100,0%</text:p>
          </table:table-cell>
          <table:table-cell office:value-type="float" office:value="3968752" table:style-name="ce56">
            <text:p>3.968.752</text:p>
          </table:table-cell>
          <table:table-cell office:value-type="percentage" office:value="0.9929751810747971" table:style-name="ce57">
            <text:p>99,3%</text:p>
          </table:table-cell>
          <table:table-cell office:value-type="float" office:value="5338226" table:style-name="ce56">
            <text:p>5.338.226</text:p>
          </table:table-cell>
          <table:table-cell office:value-type="percentage" office:value="0.96923666312009094" table:style-name="ce57">
            <text:p>96,9%</text:p>
          </table:table-cell>
          <table:table-cell office:value-type="float" office:value="6773253" table:style-name="ce56">
            <text:p>6.773.253</text:p>
          </table:table-cell>
          <table:table-cell office:value-type="percentage" office:value="0.95000346437458782" table:style-name="ce57">
            <text:p>95,0%</text:p>
          </table:table-cell>
          <table:table-cell office:value-type="float" office:value="7140663" table:style-name="ce56">
            <text:p>7.140.663</text:p>
          </table:table-cell>
          <table:table-cell office:value-type="percentage" office:value="0.9135011375487283" table:style-name="ce57">
            <text:p>91,4%</text:p>
          </table:table-cell>
          <table:table-cell office:value-type="float" office:value="5137916" table:style-name="ce56">
            <text:p>5.137.916</text:p>
          </table:table-cell>
          <table:table-cell office:value-type="percentage" office:value="0.86467497584996345" table:style-name="ce57">
            <text:p>86,5%</text:p>
          </table:table-cell>
          <table:table-cell office:value-type="float" office:value="4264203" table:style-name="ce56">
            <text:p>4.264.203</text:p>
          </table:table-cell>
          <table:table-cell office:value-type="percentage" office:value="0.86589746791874678" table:style-name="ce57">
            <text:p>86,6%</text:p>
          </table:table-cell>
          <table:table-cell office:value-type="float" office:value="3682895" table:style-name="ce56">
            <text:p>3.682.895</text:p>
          </table:table-cell>
          <table:table-cell office:value-type="percentage" office:value="0.92443025309980364" table:style-name="ce57">
            <text:p>92,4%</text:p>
          </table:table-cell>
          <table:table-cell office:value-type="float" office:value="39257229" table:style-name="ce56">
            <text:p>39.257.229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59614294956228" table:style-name="ce57">
            <text:p>93,1%</text:p>
          </table:table-cell>
          <table:table-cell office:value-type="percentage" office:value="0.8282343499864564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890" table:style-name="ce46">
            <text:p>430.890</text:p>
          </table:table-cell>
          <table:table-cell office:value-type="percentage" office:value="1" table:style-name="ce47">
            <text:p>100,0%</text:p>
          </table:table-cell>
          <table:table-cell office:value-type="float" office:value="653164" table:style-name="ce46">
            <text:p>653.164</text:p>
          </table:table-cell>
          <table:table-cell office:value-type="percentage" office:value="0.99822870356077964" table:style-name="ce47">
            <text:p>99,8%</text:p>
          </table:table-cell>
          <table:table-cell office:value-type="float" office:value="934983" table:style-name="ce46">
            <text:p>934.983</text:p>
          </table:table-cell>
          <table:table-cell office:value-type="percentage" office:value="0.97574066324438102" table:style-name="ce47">
            <text:p>97,6%</text:p>
          </table:table-cell>
          <table:table-cell office:value-type="float" office:value="1225504" table:style-name="ce46">
            <text:p>1.225.504</text:p>
          </table:table-cell>
          <table:table-cell office:value-type="percentage" office:value="0.95178049551449184" table:style-name="ce47">
            <text:p>95,2%</text:p>
          </table:table-cell>
          <table:table-cell office:value-type="float" office:value="1272922" table:style-name="ce46">
            <text:p>1.272.922</text:p>
          </table:table-cell>
          <table:table-cell office:value-type="percentage" office:value="0.91951809387316374" table:style-name="ce47">
            <text:p>92,0%</text:p>
          </table:table-cell>
          <table:table-cell office:value-type="float" office:value="957753" table:style-name="ce46">
            <text:p>957.753</text:p>
          </table:table-cell>
          <table:table-cell office:value-type="percentage" office:value="0.86928341863523606" table:style-name="ce47">
            <text:p>86,9%</text:p>
          </table:table-cell>
          <table:table-cell office:value-type="float" office:value="799317" table:style-name="ce46">
            <text:p>799.317</text:p>
          </table:table-cell>
          <table:table-cell office:value-type="percentage" office:value="0.86308891365191254" table:style-name="ce47">
            <text:p>86,3%</text:p>
          </table:table-cell>
          <table:table-cell office:value-type="float" office:value="762424" table:style-name="ce46">
            <text:p>762.424</text:p>
          </table:table-cell>
          <table:table-cell office:value-type="percentage" office:value="0.98651477784707431" table:style-name="ce47">
            <text:p>98,7%</text:p>
          </table:table-cell>
          <table:table-cell office:value-type="float" office:value="7036957" table:style-name="ce46">
            <text:p>7.036.957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26056389147316" table:style-name="ce47">
            <text:p>93,7%</text:p>
          </table:table-cell>
          <table:table-cell office:value-type="percentage" office:value="0.82766142054478264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3" table:style-name="ce49">
            <text:p>100.533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0" table:style-name="ce49">
            <text:p>119.280</text:p>
          </table:table-cell>
          <table:table-cell office:value-type="percentage" office:value="0.99711598746081509" table:style-name="ce50">
            <text:p>99,7%</text:p>
          </table:table-cell>
          <table:table-cell office:value-type="float" office:value="155585" table:style-name="ce49">
            <text:p>155.585</text:p>
          </table:table-cell>
          <table:table-cell office:value-type="percentage" office:value="0.96450932986175686" table:style-name="ce50">
            <text:p>96,5%</text:p>
          </table:table-cell>
          <table:table-cell office:value-type="float" office:value="188530" table:style-name="ce49">
            <text:p>188.530</text:p>
          </table:table-cell>
          <table:table-cell office:value-type="percentage" office:value="0.93810021396228294" table:style-name="ce50">
            <text:p>93,8%</text:p>
          </table:table-cell>
          <table:table-cell office:value-type="float" office:value="191266" table:style-name="ce49">
            <text:p>191.266</text:p>
          </table:table-cell>
          <table:table-cell office:value-type="percentage" office:value="0.89528499276810669" table:style-name="ce50">
            <text:p>89,5%</text:p>
          </table:table-cell>
          <table:table-cell office:value-type="float" office:value="130253" table:style-name="ce49">
            <text:p>130.253</text:p>
          </table:table-cell>
          <table:table-cell office:value-type="percentage" office:value="0.82293812153299895" table:style-name="ce50">
            <text:p>82,3%</text:p>
          </table:table-cell>
          <table:table-cell office:value-type="float" office:value="108623" table:style-name="ce49">
            <text:p>108.623</text:p>
          </table:table-cell>
          <table:table-cell office:value-type="percentage" office:value="0.83046376855915227" table:style-name="ce50">
            <text:p>83,0%</text:p>
          </table:table-cell>
          <table:table-cell office:value-type="float" office:value="98270" table:style-name="ce49">
            <text:p>98.270</text:p>
          </table:table-cell>
          <table:table-cell office:value-type="percentage" office:value="0.91809374328503224" table:style-name="ce50">
            <text:p>91,8%</text:p>
          </table:table-cell>
          <table:table-cell office:value-type="float" office:value="1092340" table:style-name="ce49">
            <text:p>1.092.340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38965266754558" table:style-name="ce50">
            <text:p>91,8%</text:p>
          </table:table-cell>
          <table:table-cell office:value-type="percentage" office:value="0.82060921034937906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37" table:style-name="ce49">
            <text:p>88.637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0" table:style-name="ce49">
            <text:p>114.690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5" table:style-name="ce49">
            <text:p>149.555</text:p>
          </table:table-cell>
          <table:table-cell office:value-type="percentage" office:value="0.98397920915849724" table:style-name="ce50">
            <text:p>98,4%</text:p>
          </table:table-cell>
          <table:table-cell office:value-type="float" office:value="155008" table:style-name="ce49">
            <text:p>155.008</text:p>
          </table:table-cell>
          <table:table-cell office:value-type="percentage" office:value="0.95634952462627176" table:style-name="ce50">
            <text:p>95,6%</text:p>
          </table:table-cell>
          <table:table-cell office:value-type="float" office:value="152415" table:style-name="ce49">
            <text:p>152.415</text:p>
          </table:table-cell>
          <table:table-cell office:value-type="percentage" office:value="0.91860535197685633" table:style-name="ce50">
            <text:p>91,9%</text:p>
          </table:table-cell>
          <table:table-cell office:value-type="float" office:value="91950" table:style-name="ce49">
            <text:p>91.950</text:p>
          </table:table-cell>
          <table:table-cell office:value-type="percentage" office:value="0.84675525596043866" table:style-name="ce50">
            <text:p>84,7%</text:p>
          </table:table-cell>
          <table:table-cell office:value-type="float" office:value="67448" table:style-name="ce49">
            <text:p>67.448</text:p>
          </table:table-cell>
          <table:table-cell office:value-type="percentage" office:value="0.85116478635067261" table:style-name="ce50">
            <text:p>85,1%</text:p>
          </table:table-cell>
          <table:table-cell office:value-type="float" office:value="67186" table:style-name="ce49">
            <text:p>67.186</text:p>
          </table:table-cell>
          <table:table-cell office:value-type="percentage" office:value="1.0295758244452617" table:style-name="ce50">
            <text:p>103,0%</text:p>
          </table:table-cell>
          <table:table-cell office:value-type="float" office:value="886889" table:style-name="ce49">
            <text:p>886.889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1859418107641" table:style-name="ce50">
            <text:p>95,3%</text:p>
          </table:table-cell>
          <table:table-cell office:value-type="percentage" office:value="0.87560334844193199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4" table:style-name="ce49">
            <text:p>51.434</text:p>
          </table:table-cell>
          <table:table-cell office:value-type="percentage" office:value="0.95899912367385753" table:style-name="ce50">
            <text:p>95,9%</text:p>
          </table:table-cell>
          <table:table-cell office:value-type="float" office:value="79877" table:style-name="ce49">
            <text:p>79.877</text:p>
          </table:table-cell>
          <table:table-cell office:value-type="percentage" office:value="0.91566361739688651" table:style-name="ce50">
            <text:p>91,6%</text:p>
          </table:table-cell>
          <table:table-cell office:value-type="float" office:value="112199" table:style-name="ce49">
            <text:p>112.199</text:p>
          </table:table-cell>
          <table:table-cell office:value-type="percentage" office:value="0.88073128036862303" table:style-name="ce50">
            <text:p>88,1%</text:p>
          </table:table-cell>
          <table:table-cell office:value-type="float" office:value="153165" table:style-name="ce49">
            <text:p>153.165</text:p>
          </table:table-cell>
          <table:table-cell office:value-type="percentage" office:value="0.86286251887238885" table:style-name="ce50">
            <text:p>86,3%</text:p>
          </table:table-cell>
          <table:table-cell office:value-type="float" office:value="172955" table:style-name="ce49">
            <text:p>172.955</text:p>
          </table:table-cell>
          <table:table-cell office:value-type="percentage" office:value="0.79841475743572932" table:style-name="ce50">
            <text:p>79,8%</text:p>
          </table:table-cell>
          <table:table-cell office:value-type="float" office:value="133666" table:style-name="ce49">
            <text:p>133.666</text:p>
          </table:table-cell>
          <table:table-cell office:value-type="percentage" office:value="0.72626014007291617" table:style-name="ce50">
            <text:p>72,6%</text:p>
          </table:table-cell>
          <table:table-cell office:value-type="float" office:value="102991" table:style-name="ce49">
            <text:p>102.991</text:p>
          </table:table-cell>
          <table:table-cell office:value-type="percentage" office:value="0.75059214505914162" table:style-name="ce50">
            <text:p>75,1%</text:p>
          </table:table-cell>
          <table:table-cell office:value-type="float" office:value="85848" table:style-name="ce49">
            <text:p>85.848</text:p>
          </table:table-cell>
          <table:table-cell office:value-type="percentage" office:value="0.86248191609066072" table:style-name="ce50">
            <text:p>86,2%</text:p>
          </table:table-cell>
          <table:table-cell office:value-type="float" office:value="892135" table:style-name="ce49">
            <text:p>892.135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62048288984269" table:style-name="ce50">
            <text:p>82,4%</text:p>
          </table:table-cell>
          <table:table-cell office:value-type="percentage" office:value="0.73139308479022769" table:style-name="ce50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896" table:style-name="ce49">
            <text:p>92.896</text:p>
          </table:table-cell>
          <table:table-cell office:value-type="percentage" office:value="0.92560929435443695" table:style-name="ce50">
            <text:p>92,6%</text:p>
          </table:table-cell>
          <table:table-cell office:value-type="float" office:value="152134" table:style-name="ce49">
            <text:p>152.134</text:p>
          </table:table-cell>
          <table:table-cell office:value-type="percentage" office:value="0.90855559404225839" table:style-name="ce50">
            <text:p>90,9%</text:p>
          </table:table-cell>
          <table:table-cell office:value-type="float" office:value="225704" table:style-name="ce49">
            <text:p>225.704</text:p>
          </table:table-cell>
          <table:table-cell office:value-type="percentage" office:value="0.89723519707419852" table:style-name="ce50">
            <text:p>89,7%</text:p>
          </table:table-cell>
          <table:table-cell office:value-type="float" office:value="324877" table:style-name="ce49">
            <text:p>324.877</text:p>
          </table:table-cell>
          <table:table-cell office:value-type="percentage" office:value="0.88222578866901835" table:style-name="ce50">
            <text:p>88,2%</text:p>
          </table:table-cell>
          <table:table-cell office:value-type="float" office:value="322636" table:style-name="ce49">
            <text:p>322.636</text:p>
          </table:table-cell>
          <table:table-cell office:value-type="percentage" office:value="0.81865492698646303" table:style-name="ce50">
            <text:p>81,9%</text:p>
          </table:table-cell>
          <table:table-cell office:value-type="float" office:value="234194" table:style-name="ce49">
            <text:p>234.194</text:p>
          </table:table-cell>
          <table:table-cell office:value-type="percentage" office:value="0.74855367542239071" table:style-name="ce50">
            <text:p>74,9%</text:p>
          </table:table-cell>
          <table:table-cell office:value-type="float" office:value="192285" table:style-name="ce49">
            <text:p>192.285</text:p>
          </table:table-cell>
          <table:table-cell office:value-type="percentage" office:value="0.7550329640987784" table:style-name="ce50">
            <text:p>75,5%</text:p>
          </table:table-cell>
          <table:table-cell office:value-type="float" office:value="170841" table:style-name="ce49">
            <text:p>170.841</text:p>
          </table:table-cell>
          <table:table-cell office:value-type="percentage" office:value="0.92714840040159552" table:style-name="ce50">
            <text:p>92,7%</text:p>
          </table:table-cell>
          <table:table-cell office:value-type="float" office:value="1715567" table:style-name="ce49">
            <text:p>1.715.567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64693021387127" table:style-name="ce50">
            <text:p>84,4%</text:p>
          </table:table-cell>
          <table:table-cell office:value-type="percentage" office:value="0.7643872286598149" table:style-name="ce50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0" table:style-name="ce49">
            <text:p>42.300</text:p>
          </table:table-cell>
          <table:table-cell office:value-type="percentage" office:value="1" table:style-name="ce50">
            <text:p>100,0%</text:p>
          </table:table-cell>
          <table:table-cell office:value-type="float" office:value="56117" table:style-name="ce49">
            <text:p>56.117</text:p>
          </table:table-cell>
          <table:table-cell office:value-type="percentage" office:value="1" table:style-name="ce50">
            <text:p>100,0%</text:p>
          </table:table-cell>
          <table:table-cell office:value-type="float" office:value="77214" table:style-name="ce49">
            <text:p>77.214</text:p>
          </table:table-cell>
          <table:table-cell office:value-type="percentage" office:value="0.97422309701351295" table:style-name="ce50">
            <text:p>97,4%</text:p>
          </table:table-cell>
          <table:table-cell office:value-type="float" office:value="85199" table:style-name="ce49">
            <text:p>85.199</text:p>
          </table:table-cell>
          <table:table-cell office:value-type="percentage" office:value="0.93656150379245906" table:style-name="ce50">
            <text:p>93,7%</text:p>
          </table:table-cell>
          <table:table-cell office:value-type="float" office:value="89414" table:style-name="ce49">
            <text:p>89.414</text:p>
          </table:table-cell>
          <table:table-cell office:value-type="percentage" office:value="0.91814018442075862" table:style-name="ce50">
            <text:p>91,8%</text:p>
          </table:table-cell>
          <table:table-cell office:value-type="float" office:value="56868" table:style-name="ce49">
            <text:p>56.868</text:p>
          </table:table-cell>
          <table:table-cell office:value-type="percentage" office:value="0.84677923702313951" table:style-name="ce50">
            <text:p>84,7%</text:p>
          </table:table-cell>
          <table:table-cell office:value-type="float" office:value="43572" table:style-name="ce49">
            <text:p>43.572</text:p>
          </table:table-cell>
          <table:table-cell office:value-type="percentage" office:value="0.85648575865390286" table:style-name="ce50">
            <text:p>85,6%</text:p>
          </table:table-cell>
          <table:table-cell office:value-type="float" office:value="46265" table:style-name="ce49">
            <text:p>46.265</text:p>
          </table:table-cell>
          <table:table-cell office:value-type="percentage" office:value="1.0216858423691011" table:style-name="ce50">
            <text:p>102,2%</text:p>
          </table:table-cell>
          <table:table-cell office:value-type="float" office:value="496949" table:style-name="ce49">
            <text:p>496.949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286630415397055" table:style-name="ce50">
            <text:p>94,3%</text:p>
          </table:table-cell>
          <table:table-cell office:value-type="percentage" office:value="0.8514430613975722" table:style-name="ce50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52" table:style-name="ce49">
            <text:p>228.252</text:p>
          </table:table-cell>
          <table:table-cell office:value-type="percentage" office:value="1" table:style-name="ce50">
            <text:p>100,0%</text:p>
          </table:table-cell>
          <table:table-cell office:value-type="float" office:value="250759" table:style-name="ce49">
            <text:p>250.759</text:p>
          </table:table-cell>
          <table:table-cell office:value-type="percentage" office:value="1" table:style-name="ce50">
            <text:p>100,0%</text:p>
          </table:table-cell>
          <table:table-cell office:value-type="float" office:value="323961" table:style-name="ce49">
            <text:p>323.961</text:p>
          </table:table-cell>
          <table:table-cell office:value-type="percentage" office:value="0.98997075567697401" table:style-name="ce50">
            <text:p>99,0%</text:p>
          </table:table-cell>
          <table:table-cell office:value-type="float" office:value="355534" table:style-name="ce49">
            <text:p>355.534</text:p>
          </table:table-cell>
          <table:table-cell office:value-type="percentage" office:value="0.93266317421426381" table:style-name="ce50">
            <text:p>93,3%</text:p>
          </table:table-cell>
          <table:table-cell office:value-type="float" office:value="324073" table:style-name="ce49">
            <text:p>324.073</text:p>
          </table:table-cell>
          <table:table-cell office:value-type="percentage" office:value="0.89969794726292474" table:style-name="ce50">
            <text:p>90,0%</text:p>
          </table:table-cell>
          <table:table-cell office:value-type="float" office:value="216439" table:style-name="ce49">
            <text:p>216.439</text:p>
          </table:table-cell>
          <table:table-cell office:value-type="percentage" office:value="0.83598813450649279" table:style-name="ce50">
            <text:p>83,6%</text:p>
          </table:table-cell>
          <table:table-cell office:value-type="float" office:value="178632" table:style-name="ce49">
            <text:p>178.632</text:p>
          </table:table-cell>
          <table:table-cell office:value-type="percentage" office:value="0.84348306489311975" table:style-name="ce50">
            <text:p>84,3%</text:p>
          </table:table-cell>
          <table:table-cell office:value-type="float" office:value="163974" table:style-name="ce49">
            <text:p>163.974</text:p>
          </table:table-cell>
          <table:table-cell office:value-type="percentage" office:value="0.974886740627118" table:style-name="ce50">
            <text:p>97,5%</text:p>
          </table:table-cell>
          <table:table-cell office:value-type="float" office:value="2041624" table:style-name="ce49">
            <text:p>2.041.624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3990973915693632" table:style-name="ce50">
            <text:p>94,0%</text:p>
          </table:table-cell>
          <table:table-cell office:value-type="percentage" office:value="0.85543538241274686" table:style-name="ce50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07" table:style-name="ce49">
            <text:p>137.107</text:p>
          </table:table-cell>
          <table:table-cell office:value-type="percentage" office:value="1" table:style-name="ce50">
            <text:p>100,0%</text:p>
          </table:table-cell>
          <table:table-cell office:value-type="float" office:value="158248" table:style-name="ce49">
            <text:p>158.248</text:p>
          </table:table-cell>
          <table:table-cell office:value-type="percentage" office:value="1" table:style-name="ce50">
            <text:p>100,0%</text:p>
          </table:table-cell>
          <table:table-cell office:value-type="float" office:value="223113" table:style-name="ce49">
            <text:p>223.113</text:p>
          </table:table-cell>
          <table:table-cell office:value-type="percentage" office:value="0.97844562948409841" table:style-name="ce50">
            <text:p>97,8%</text:p>
          </table:table-cell>
          <table:table-cell office:value-type="float" office:value="286640" table:style-name="ce49">
            <text:p>286.640</text:p>
          </table:table-cell>
          <table:table-cell office:value-type="percentage" office:value="0.92046742687222827" table:style-name="ce50">
            <text:p>92,0%</text:p>
          </table:table-cell>
          <table:table-cell office:value-type="float" office:value="287153" table:style-name="ce49">
            <text:p>287.153</text:p>
          </table:table-cell>
          <table:table-cell office:value-type="percentage" office:value="0.86836860902198798" table:style-name="ce50">
            <text:p>86,8%</text:p>
          </table:table-cell>
          <table:table-cell office:value-type="float" office:value="206966" table:style-name="ce49">
            <text:p>206.966</text:p>
          </table:table-cell>
          <table:table-cell office:value-type="percentage" office:value="0.8029687566682574" table:style-name="ce50">
            <text:p>80,3%</text:p>
          </table:table-cell>
          <table:table-cell office:value-type="float" office:value="174697" table:style-name="ce49">
            <text:p>174.697</text:p>
          </table:table-cell>
          <table:table-cell office:value-type="percentage" office:value="0.7977323372543289" table:style-name="ce50">
            <text:p>79,8%</text:p>
          </table:table-cell>
          <table:table-cell office:value-type="float" office:value="167590" table:style-name="ce49">
            <text:p>167.590</text:p>
          </table:table-cell>
          <table:table-cell office:value-type="percentage" office:value="0.94249111441040179" table:style-name="ce50">
            <text:p>94,2%</text:p>
          </table:table-cell>
          <table:table-cell office:value-type="float" office:value="1641514" table:style-name="ce49">
            <text:p>1.641.514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387658707040763" table:style-name="ce50">
            <text:p>90,4%</text:p>
          </table:table-cell>
          <table:table-cell office:value-type="percentage" office:value="0.80126385298459091" table:style-name="ce50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792" table:style-name="ce49">
            <text:p>455.792</text:p>
          </table:table-cell>
          <table:table-cell office:value-type="percentage" office:value="1" table:style-name="ce50">
            <text:p>100,0%</text:p>
          </table:table-cell>
          <table:table-cell office:value-type="float" office:value="618626" table:style-name="ce49">
            <text:p>618.626</text:p>
          </table:table-cell>
          <table:table-cell office:value-type="percentage" office:value="0.97308631255741374" table:style-name="ce50">
            <text:p>97,3%</text:p>
          </table:table-cell>
          <table:table-cell office:value-type="float" office:value="802490" table:style-name="ce49">
            <text:p>802.490</text:p>
          </table:table-cell>
          <table:table-cell office:value-type="percentage" office:value="0.94135491105991431" table:style-name="ce50">
            <text:p>94,1%</text:p>
          </table:table-cell>
          <table:table-cell office:value-type="float" office:value="1040237" table:style-name="ce49">
            <text:p>1.040.237</text:p>
          </table:table-cell>
          <table:table-cell office:value-type="percentage" office:value="0.94790965198683075" table:style-name="ce50">
            <text:p>94,8%</text:p>
          </table:table-cell>
          <table:table-cell office:value-type="float" office:value="1156716" table:style-name="ce49">
            <text:p>1.156.716</text:p>
          </table:table-cell>
          <table:table-cell office:value-type="percentage" office:value="0.90685126966829477" table:style-name="ce50">
            <text:p>90,7%</text:p>
          </table:table-cell>
          <table:table-cell office:value-type="float" office:value="820093" table:style-name="ce49">
            <text:p>820.093</text:p>
          </table:table-cell>
          <table:table-cell office:value-type="percentage" office:value="0.84840600520572551" table:style-name="ce50">
            <text:p>84,8%</text:p>
          </table:table-cell>
          <table:table-cell office:value-type="float" office:value="685164" table:style-name="ce49">
            <text:p>685.164</text:p>
          </table:table-cell>
          <table:table-cell office:value-type="percentage" office:value="0.82644572274980133" table:style-name="ce50">
            <text:p>82,6%</text:p>
          </table:table-cell>
          <table:table-cell office:value-type="float" office:value="612647" table:style-name="ce49">
            <text:p>612.647</text:p>
          </table:table-cell>
          <table:table-cell office:value-type="percentage" office:value="0.91254209719630064" table:style-name="ce50">
            <text:p>91,3%</text:p>
          </table:table-cell>
          <table:table-cell office:value-type="float" office:value="6191765" table:style-name="ce49">
            <text:p>6.191.765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29146348188123" table:style-name="ce50">
            <text:p>91,3%</text:p>
          </table:table-cell>
          <table:table-cell office:value-type="percentage" office:value="0.80713867734514821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30" table:style-name="ce49">
            <text:p>295.530</text:p>
          </table:table-cell>
          <table:table-cell office:value-type="percentage" office:value="1" table:style-name="ce50">
            <text:p>100,0%</text:p>
          </table:table-cell>
          <table:table-cell office:value-type="float" office:value="435692" table:style-name="ce49">
            <text:p>435.692</text:p>
          </table:table-cell>
          <table:table-cell office:value-type="percentage" office:value="0.99071345412209855" table:style-name="ce50">
            <text:p>99,1%</text:p>
          </table:table-cell>
          <table:table-cell office:value-type="float" office:value="579688" table:style-name="ce49">
            <text:p>579.688</text:p>
          </table:table-cell>
          <table:table-cell office:value-type="percentage" office:value="0.97077402284221459" table:style-name="ce50">
            <text:p>97,1%</text:p>
          </table:table-cell>
          <table:table-cell office:value-type="float" office:value="733670" table:style-name="ce49">
            <text:p>733.670</text:p>
          </table:table-cell>
          <table:table-cell office:value-type="percentage" office:value="0.96244765812755151" table:style-name="ce50">
            <text:p>96,2%</text:p>
          </table:table-cell>
          <table:table-cell office:value-type="float" office:value="769876" table:style-name="ce49">
            <text:p>769.876</text:p>
          </table:table-cell>
          <table:table-cell office:value-type="percentage" office:value="0.91573086498168843" table:style-name="ce50">
            <text:p>91,6%</text:p>
          </table:table-cell>
          <table:table-cell office:value-type="float" office:value="530412" table:style-name="ce49">
            <text:p>530.412</text:p>
          </table:table-cell>
          <table:table-cell office:value-type="percentage" office:value="0.86397435500658881" table:style-name="ce50">
            <text:p>86,4%</text:p>
          </table:table-cell>
          <table:table-cell office:value-type="float" office:value="447148" table:style-name="ce49">
            <text:p>447.148</text:p>
          </table:table-cell>
          <table:table-cell office:value-type="percentage" office:value="0.87201939259672412" table:style-name="ce50">
            <text:p>87,2%</text:p>
          </table:table-cell>
          <table:table-cell office:value-type="float" office:value="429739" table:style-name="ce49">
            <text:p>429.739</text:p>
          </table:table-cell>
          <table:table-cell office:value-type="percentage" office:value="0.99299857429714233" table:style-name="ce50">
            <text:p>99,3%</text:p>
          </table:table-cell>
          <table:table-cell office:value-type="float" office:value="4221755" table:style-name="ce49">
            <text:p>4.221.755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8331621410918" table:style-name="ce50">
            <text:p>94,0%</text:p>
          </table:table-cell>
          <table:table-cell office:value-type="percentage" office:value="0.83648055446305714" table:style-name="ce50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1" table:style-name="ce49">
            <text:p>77.691</text:p>
          </table:table-cell>
          <table:table-cell office:value-type="percentage" office:value="1" table:style-name="ce50">
            <text:p>100,0%</text:p>
          </table:table-cell>
          <table:table-cell office:value-type="float" office:value="95774" table:style-name="ce49">
            <text:p>95.774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4" table:style-name="ce49">
            <text:p>132.894</text:p>
          </table:table-cell>
          <table:table-cell office:value-type="percentage" office:value="1.0169032406167502" table:style-name="ce50">
            <text:p>101,7%</text:p>
          </table:table-cell>
          <table:table-cell office:value-type="float" office:value="161604" table:style-name="ce49">
            <text:p>161.604</text:p>
          </table:table-cell>
          <table:table-cell office:value-type="percentage" office:value="0.96219775770602489" table:style-name="ce50">
            <text:p>96,2%</text:p>
          </table:table-cell>
          <table:table-cell office:value-type="float" office:value="146257" table:style-name="ce49">
            <text:p>146.257</text:p>
          </table:table-cell>
          <table:table-cell office:value-type="percentage" office:value="0.92840366646353845" table:style-name="ce50">
            <text:p>92,8%</text:p>
          </table:table-cell>
          <table:table-cell office:value-type="float" office:value="113390" table:style-name="ce49">
            <text:p>113.390</text:p>
          </table:table-cell>
          <table:table-cell office:value-type="percentage" office:value="0.8732921550807905" table:style-name="ce50">
            <text:p>87,3%</text:p>
          </table:table-cell>
          <table:table-cell office:value-type="float" office:value="93609" table:style-name="ce49">
            <text:p>93.609</text:p>
          </table:table-cell>
          <table:table-cell office:value-type="percentage" office:value="0.83203562476667914" table:style-name="ce50">
            <text:p>83,2%</text:p>
          </table:table-cell>
          <table:table-cell office:value-type="float" office:value="86571" table:style-name="ce49">
            <text:p>86.571</text:p>
          </table:table-cell>
          <table:table-cell office:value-type="percentage" office:value="1.0100572868660234" table:style-name="ce50">
            <text:p>101,0%</text:p>
          </table:table-cell>
          <table:table-cell office:value-type="float" office:value="907790" table:style-name="ce49">
            <text:p>907.790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67907863015722" table:style-name="ce50">
            <text:p>95,6%</text:p>
          </table:table-cell>
          <table:table-cell office:value-type="percentage" office:value="0.85802538565726427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78" table:style-name="ce49">
            <text:p>241.778</text:p>
          </table:table-cell>
          <table:table-cell office:value-type="percentage" office:value="1" table:style-name="ce50">
            <text:p>100,0%</text:p>
          </table:table-cell>
          <table:table-cell office:value-type="float" office:value="291555" table:style-name="ce49">
            <text:p>291.555</text:p>
          </table:table-cell>
          <table:table-cell office:value-type="percentage" office:value="0.99851364263722264" table:style-name="ce50">
            <text:p>99,9%</text:p>
          </table:table-cell>
          <table:table-cell office:value-type="float" office:value="348209" table:style-name="ce49">
            <text:p>348.209</text:p>
          </table:table-cell>
          <table:table-cell office:value-type="percentage" office:value="0.9848486562621972" table:style-name="ce50">
            <text:p>98,5%</text:p>
          </table:table-cell>
          <table:table-cell office:value-type="float" office:value="393077" table:style-name="ce49">
            <text:p>393.077</text:p>
          </table:table-cell>
          <table:table-cell office:value-type="percentage" office:value="0.96059872922776146" table:style-name="ce50">
            <text:p>96,1%</text:p>
          </table:table-cell>
          <table:table-cell office:value-type="float" office:value="411466" table:style-name="ce49">
            <text:p>411.466</text:p>
          </table:table-cell>
          <table:table-cell office:value-type="percentage" office:value="0.92915903594324778" table:style-name="ce50">
            <text:p>92,9%</text:p>
          </table:table-cell>
          <table:table-cell office:value-type="float" office:value="267509" table:style-name="ce49">
            <text:p>267.509</text:p>
          </table:table-cell>
          <table:table-cell office:value-type="percentage" office:value="0.86685266916830306" table:style-name="ce50">
            <text:p>86,7%</text:p>
          </table:table-cell>
          <table:table-cell office:value-type="float" office:value="202661" table:style-name="ce49">
            <text:p>202.661</text:p>
          </table:table-cell>
          <table:table-cell office:value-type="percentage" office:value="0.87975013240030908" table:style-name="ce50">
            <text:p>88,0%</text:p>
          </table:table-cell>
          <table:table-cell office:value-type="float" office:value="193017" table:style-name="ce49">
            <text:p>193.017</text:p>
          </table:table-cell>
          <table:table-cell office:value-type="percentage" office:value="1.0527587485819008" table:style-name="ce50">
            <text:p>105,3%</text:p>
          </table:table-cell>
          <table:table-cell office:value-type="float" office:value="2349272" table:style-name="ce49">
            <text:p>2.349.272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49451351660564" table:style-name="ce50">
            <text:p>95,6%</text:p>
          </table:table-cell>
          <table:table-cell office:value-type="percentage" office:value="0.871108645707107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9" table:style-name="ce49">
            <text:p>25.119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09" table:style-name="ce49">
            <text:p>39.709</text:p>
          </table:table-cell>
          <table:table-cell office:value-type="percentage" office:value="1.0283575905112134" table:style-name="ce50">
            <text:p>102,8%</text:p>
          </table:table-cell>
          <table:table-cell office:value-type="float" office:value="46313" table:style-name="ce49">
            <text:p>46.313</text:p>
          </table:table-cell>
          <table:table-cell office:value-type="percentage" office:value="0.97501052631578944" table:style-name="ce50">
            <text:p>97,5%</text:p>
          </table:table-cell>
          <table:table-cell office:value-type="float" office:value="48648" table:style-name="ce49">
            <text:p>48.648</text:p>
          </table:table-cell>
          <table:table-cell office:value-type="percentage" office:value="0.94053050808135485" table:style-name="ce50">
            <text:p>94,1%</text:p>
          </table:table-cell>
          <table:table-cell office:value-type="float" office:value="32458" table:style-name="ce49">
            <text:p>32.458</text:p>
          </table:table-cell>
          <table:table-cell office:value-type="percentage" office:value="0.87639053893509022" table:style-name="ce50">
            <text:p>87,6%</text:p>
          </table:table-cell>
          <table:table-cell office:value-type="float" office:value="25526" table:style-name="ce49">
            <text:p>25.526</text:p>
          </table:table-cell>
          <table:table-cell office:value-type="percentage" office:value="0.84618444606510645" table:style-name="ce50">
            <text:p>84,6%</text:p>
          </table:table-cell>
          <table:table-cell office:value-type="float" office:value="25698" table:style-name="ce49">
            <text:p>25.698</text:p>
          </table:table-cell>
          <table:table-cell office:value-type="percentage" office:value="0.98895516644217818" table:style-name="ce50">
            <text:p>98,9%</text:p>
          </table:table-cell>
          <table:table-cell office:value-type="float" office:value="274187" table:style-name="ce49">
            <text:p>274.187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09398214431631" table:style-name="ce50">
            <text:p>97,4%</text:p>
          </table:table-cell>
          <table:table-cell office:value-type="percentage" office:value="0.86719738373564093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075" table:style-name="ce49">
            <text:p>372.075</text:p>
          </table:table-cell>
          <table:table-cell office:value-type="percentage" office:value="1" table:style-name="ce50">
            <text:p>100,0%</text:p>
          </table:table-cell>
          <table:table-cell office:value-type="float" office:value="511199" table:style-name="ce49">
            <text:p>511.199</text:p>
          </table:table-cell>
          <table:table-cell office:value-type="percentage" office:value="0.96992505454890432" table:style-name="ce50">
            <text:p>97,0%</text:p>
          </table:table-cell>
          <table:table-cell office:value-type="float" office:value="691192" table:style-name="ce49">
            <text:p>691.192</text:p>
          </table:table-cell>
          <table:table-cell office:value-type="percentage" office:value="0.95937861749054076" table:style-name="ce50">
            <text:p>95,9%</text:p>
          </table:table-cell>
          <table:table-cell office:value-type="float" office:value="961791" table:style-name="ce49">
            <text:p>961.791</text:p>
          </table:table-cell>
          <table:table-cell office:value-type="percentage" office:value="0.97174261613180579" table:style-name="ce50">
            <text:p>97,2%</text:p>
          </table:table-cell>
          <table:table-cell office:value-type="float" office:value="1053063" table:style-name="ce49">
            <text:p>1.053.063</text:p>
          </table:table-cell>
          <table:table-cell office:value-type="percentage" office:value="0.91092814824490309" table:style-name="ce50">
            <text:p>91,1%</text:p>
          </table:table-cell>
          <table:table-cell office:value-type="float" office:value="773937" table:style-name="ce49">
            <text:p>773.937</text:p>
          </table:table-cell>
          <table:table-cell office:value-type="percentage" office:value="0.85912433229282759" table:style-name="ce50">
            <text:p>85,9%</text:p>
          </table:table-cell>
          <table:table-cell office:value-type="float" office:value="629940" table:style-name="ce49">
            <text:p>629.940</text:p>
          </table:table-cell>
          <table:table-cell office:value-type="percentage" office:value="0.8564122155047128" table:style-name="ce50">
            <text:p>85,6%</text:p>
          </table:table-cell>
          <table:table-cell office:value-type="float" office:value="539069" table:style-name="ce49">
            <text:p>539.069</text:p>
          </table:table-cell>
          <table:table-cell office:value-type="percentage" office:value="0.94450888320426118" table:style-name="ce50">
            <text:p>94,5%</text:p>
          </table:table-cell>
          <table:table-cell office:value-type="float" office:value="5532266" table:style-name="ce49">
            <text:p>5.532.266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53680143790529" table:style-name="ce50">
            <text:p>92,7%</text:p>
          </table:table-cell>
          <table:table-cell office:value-type="percentage" office:value="0.81888792905917673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4" table:style-name="ce49">
            <text:p>75.964</text:p>
          </table:table-cell>
          <table:table-cell office:value-type="percentage" office:value="1" table:style-name="ce50">
            <text:p>100,0%</text:p>
          </table:table-cell>
          <table:table-cell office:value-type="float" office:value="108322" table:style-name="ce49">
            <text:p>108.322</text:p>
          </table:table-cell>
          <table:table-cell office:value-type="percentage" office:value="1" table:style-name="ce50">
            <text:p>100,0%</text:p>
          </table:table-cell>
          <table:table-cell office:value-type="float" office:value="154012" table:style-name="ce49">
            <text:p>154.012</text:p>
          </table:table-cell>
          <table:table-cell office:value-type="percentage" office:value="1.0030675845539627" table:style-name="ce50">
            <text:p>100,3%</text:p>
          </table:table-cell>
          <table:table-cell office:value-type="float" office:value="212023" table:style-name="ce49">
            <text:p>212.023</text:p>
          </table:table-cell>
          <table:table-cell office:value-type="percentage" office:value="0.9721232628620422" table:style-name="ce50">
            <text:p>97,2%</text:p>
          </table:table-cell>
          <table:table-cell office:value-type="float" office:value="235999" table:style-name="ce49">
            <text:p>235.999</text:p>
          </table:table-cell>
          <table:table-cell office:value-type="percentage" office:value="0.93476797059429317" table:style-name="ce50">
            <text:p>93,5%</text:p>
          </table:table-cell>
          <table:table-cell office:value-type="float" office:value="172024" table:style-name="ce49">
            <text:p>172.024</text:p>
          </table:table-cell>
          <table:table-cell office:value-type="percentage" office:value="0.86412087967288542" table:style-name="ce50">
            <text:p>86,4%</text:p>
          </table:table-cell>
          <table:table-cell office:value-type="float" office:value="145735" table:style-name="ce49">
            <text:p>145.735</text:p>
          </table:table-cell>
          <table:table-cell office:value-type="percentage" office:value="0.83785120070829433" table:style-name="ce50">
            <text:p>83,8%</text:p>
          </table:table-cell>
          <table:table-cell office:value-type="float" office:value="133971" table:style-name="ce49">
            <text:p>133.971</text:p>
          </table:table-cell>
          <table:table-cell office:value-type="percentage" office:value="0.92639127067544391" table:style-name="ce50">
            <text:p>92,6%</text:p>
          </table:table-cell>
          <table:table-cell office:value-type="float" office:value="1238050" table:style-name="ce49">
            <text:p>1.238.050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61509212865069" table:style-name="ce50">
            <text:p>94,0%</text:p>
          </table:table-cell>
          <table:table-cell office:value-type="percentage" office:value="0.81823384945633926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7" table:style-name="ce49">
            <text:p>42.317</text:p>
          </table:table-cell>
          <table:table-cell office:value-type="percentage" office:value="1" table:style-name="ce50">
            <text:p>100,0%</text:p>
          </table:table-cell>
          <table:table-cell office:value-type="float" office:value="55903" table:style-name="ce49">
            <text:p>55.903</text:p>
          </table:table-cell>
          <table:table-cell office:value-type="percentage" office:value="0.9869879943502825" table:style-name="ce50">
            <text:p>98,7%</text:p>
          </table:table-cell>
          <table:table-cell office:value-type="float" office:value="72624" table:style-name="ce49">
            <text:p>72.624</text:p>
          </table:table-cell>
          <table:table-cell office:value-type="percentage" office:value="0.95974626668428709" table:style-name="ce50">
            <text:p>96,0%</text:p>
          </table:table-cell>
          <table:table-cell office:value-type="float" office:value="92605" table:style-name="ce49">
            <text:p>92.605</text:p>
          </table:table-cell>
          <table:table-cell office:value-type="percentage" office:value="0.94786996663186551" table:style-name="ce50">
            <text:p>94,8%</text:p>
          </table:table-cell>
          <table:table-cell office:value-type="float" office:value="96452" table:style-name="ce49">
            <text:p>96.452</text:p>
          </table:table-cell>
          <table:table-cell office:value-type="percentage" office:value="0.91230857996840797" table:style-name="ce50">
            <text:p>91,2%</text:p>
          </table:table-cell>
          <table:table-cell office:value-type="float" office:value="65708" table:style-name="ce49">
            <text:p>65.708</text:p>
          </table:table-cell>
          <table:table-cell office:value-type="percentage" office:value="0.8563646079057462" table:style-name="ce50">
            <text:p>85,6%</text:p>
          </table:table-cell>
          <table:table-cell office:value-type="float" office:value="59396" table:style-name="ce49">
            <text:p>59.396</text:p>
          </table:table-cell>
          <table:table-cell office:value-type="percentage" office:value="0.86328885788203835" table:style-name="ce50">
            <text:p>86,3%</text:p>
          </table:table-cell>
          <table:table-cell office:value-type="float" office:value="56143" table:style-name="ce49">
            <text:p>56.143</text:p>
          </table:table-cell>
          <table:table-cell office:value-type="percentage" office:value="0.97604353192746995" table:style-name="ce50">
            <text:p>97,6%</text:p>
          </table:table-cell>
          <table:table-cell office:value-type="float" office:value="541148" table:style-name="ce49">
            <text:p>541.148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73397291157478" table:style-name="ce50">
            <text:p>93,3%</text:p>
          </table:table-cell>
          <table:table-cell office:value-type="percentage" office:value="0.82284605582874881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211" table:style-name="ce49">
            <text:p>163.211</text:p>
          </table:table-cell>
          <table:table-cell office:value-type="percentage" office:value="1.0230996828103256" table:style-name="ce50">
            <text:p>102,3%</text:p>
          </table:table-cell>
          <table:table-cell office:value-type="float" office:value="213845" table:style-name="ce49">
            <text:p>213.845</text:p>
          </table:table-cell>
          <table:table-cell office:value-type="percentage" office:value="0.98834844661360843" table:style-name="ce50">
            <text:p>98,8%</text:p>
          </table:table-cell>
          <table:table-cell office:value-type="float" office:value="277129" table:style-name="ce49">
            <text:p>277.129</text:p>
          </table:table-cell>
          <table:table-cell office:value-type="percentage" office:value="0.97524660142242303" table:style-name="ce50">
            <text:p>97,5%</text:p>
          </table:table-cell>
          <table:table-cell office:value-type="float" office:value="326164" table:style-name="ce49">
            <text:p>326.164</text:p>
          </table:table-cell>
          <table:table-cell office:value-type="percentage" office:value="0.96650635469542212" table:style-name="ce50">
            <text:p>96,7%</text:p>
          </table:table-cell>
          <table:table-cell office:value-type="float" office:value="324580" table:style-name="ce49">
            <text:p>324.580</text:p>
          </table:table-cell>
          <table:table-cell office:value-type="percentage" office:value="0.93252964971959185" table:style-name="ce50">
            <text:p>93,3%</text:p>
          </table:table-cell>
          <table:table-cell office:value-type="float" office:value="209570" table:style-name="ce49">
            <text:p>209.570</text:p>
          </table:table-cell>
          <table:table-cell office:value-type="percentage" office:value="0.88189871020682975" table:style-name="ce50">
            <text:p>88,2%</text:p>
          </table:table-cell>
          <table:table-cell office:value-type="float" office:value="173288" table:style-name="ce49">
            <text:p>173.288</text:p>
          </table:table-cell>
          <table:table-cell office:value-type="percentage" office:value="0.86985417764726547" table:style-name="ce50">
            <text:p>87,0%</text:p>
          </table:table-cell>
          <table:table-cell office:value-type="float" office:value="166815" table:style-name="ce49">
            <text:p>166.815</text:p>
          </table:table-cell>
          <table:table-cell office:value-type="percentage" office:value="0.96526962046557918" table:style-name="ce50">
            <text:p>96,5%</text:p>
          </table:table-cell>
          <table:table-cell office:value-type="float" office:value="1854602" table:style-name="ce49">
            <text:p>1.854.602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4852277429059051" table:style-name="ce50">
            <text:p>94,9%</text:p>
          </table:table-cell>
          <table:table-cell office:value-type="percentage" office:value="0.84843552427641056" table:style-name="ce50">
            <text:p>8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4" table:style-name="ce49">
            <text:p>2.394</text:p>
          </table:table-cell>
          <table:table-cell office:value-type="percentage" office:value="0.84384913641170245" table:style-name="ce50">
            <text:p>84,4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6" table:style-name="ce49">
            <text:p>7.656</text:p>
          </table:table-cell>
          <table:table-cell office:value-type="percentage" office:value="0.91919798295113464" table:style-name="ce50">
            <text:p>91,9%</text:p>
          </table:table-cell>
          <table:table-cell office:value-type="float" office:value="10623" table:style-name="ce49">
            <text:p>10.623</text:p>
          </table:table-cell>
          <table:table-cell office:value-type="percentage" office:value="0.91918317902569868" table:style-name="ce50">
            <text:p>91,9%</text:p>
          </table:table-cell>
          <table:table-cell office:value-type="float" office:value="11214" table:style-name="ce49">
            <text:p>11.214</text:p>
          </table:table-cell>
          <table:table-cell office:value-type="percentage" office:value="0.90750182083029862" table:style-name="ce50">
            <text:p>90,8%</text:p>
          </table:table-cell>
          <table:table-cell office:value-type="float" office:value="9396" table:style-name="ce49">
            <text:p>9.396</text:p>
          </table:table-cell>
          <table:table-cell office:value-type="percentage" office:value="0.82428283182735329" table:style-name="ce50">
            <text:p>82,4%</text:p>
          </table:table-cell>
          <table:table-cell office:value-type="float" office:value="9252" table:style-name="ce49">
            <text:p>9.252</text:p>
          </table:table-cell>
          <table:table-cell office:value-type="percentage" office:value="0.85154164749194661" table:style-name="ce50">
            <text:p>85,2%</text:p>
          </table:table-cell>
          <table:table-cell office:value-type="float" office:value="9300" table:style-name="ce49">
            <text:p>9.300</text:p>
          </table:table-cell>
          <table:table-cell office:value-type="percentage" office:value="1.0020471931903889" table:style-name="ce50">
            <text:p>100,2%</text:p>
          </table:table-cell>
          <table:table-cell office:value-type="float" office:value="63742" table:style-name="ce49">
            <text:p>63.742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740810091652701" table:style-name="ce50">
            <text:p>89,7%</text:p>
          </table:table-cell>
          <table:table-cell office:value-type="percentage" office:value="0.76322185902271389" table:style-name="ce50">
            <text:p>7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3" table:style-name="ce49">
            <text:p>7.423</text:p>
          </table:table-cell>
          <table:table-cell office:value-type="percentage" office:value="0.9272954403497814" table:style-name="ce50">
            <text:p>92,7%</text:p>
          </table:table-cell>
          <table:table-cell office:value-type="float" office:value="10078" table:style-name="ce49">
            <text:p>10.078</text:p>
          </table:table-cell>
          <table:table-cell office:value-type="percentage" office:value="0.9330617535413388" table:style-name="ce50">
            <text:p>93,3%</text:p>
          </table:table-cell>
          <table:table-cell office:value-type="float" office:value="10598" table:style-name="ce49">
            <text:p>10.598</text:p>
          </table:table-cell>
          <table:table-cell office:value-type="percentage" office:value="0.97024626933992497" table:style-name="ce50">
            <text:p>97,0%</text:p>
          </table:table-cell>
          <table:table-cell office:value-type="float" office:value="9173" table:style-name="ce49">
            <text:p>9.173</text:p>
          </table:table-cell>
          <table:table-cell office:value-type="percentage" office:value="0.837563915266618" table:style-name="ce50">
            <text:p>83,8%</text:p>
          </table:table-cell>
          <table:table-cell office:value-type="float" office:value="9763" table:style-name="ce49">
            <text:p>9.763</text:p>
          </table:table-cell>
          <table:table-cell office:value-type="percentage" office:value="0.83508681892053716" table:style-name="ce50">
            <text:p>83,5%</text:p>
          </table:table-cell>
          <table:table-cell office:value-type="float" office:value="9031" table:style-name="ce49">
            <text:p>9.031</text:p>
          </table:table-cell>
          <table:table-cell office:value-type="percentage" office:value="0.94269311064718164" table:style-name="ce50">
            <text:p>94,3%</text:p>
          </table:table-cell>
          <table:table-cell office:value-type="float" office:value="61495" table:style-name="ce49">
            <text:p>61.495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081446107872143" table:style-name="ce50">
            <text:p>90,1%</text:p>
          </table:table-cell>
          <table:table-cell office:value-type="percentage" office:value="0.73189164742567425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0" table:style-name="ce49">
            <text:p>9.840</text:p>
          </table:table-cell>
          <table:table-cell office:value-type="string" table:style-name="ce50">
            <text:p>-</text:p>
          </table:table-cell>
          <table:table-cell office:value-type="float" office:value="22740" table:style-name="ce49">
            <text:p>22.740</text:p>
          </table:table-cell>
          <table:table-cell office:value-type="string" table:style-name="ce50">
            <text:p>-</text:p>
          </table:table-cell>
          <table:table-cell office:value-type="float" office:value="32570" table:style-name="ce49">
            <text:p>32.570</text:p>
          </table:table-cell>
          <table:table-cell office:value-type="string" table:style-name="ce50">
            <text:p>-</text:p>
          </table:table-cell>
          <table:table-cell office:value-type="float" office:value="24556" table:style-name="ce49">
            <text:p>24.556</text:p>
          </table:table-cell>
          <table:table-cell office:value-type="string" table:style-name="ce50">
            <text:p>-</text:p>
          </table:table-cell>
          <table:table-cell office:value-type="float" office:value="1325" table:style-name="ce49">
            <text:p>1.325</text:p>
          </table:table-cell>
          <table:table-cell office:value-type="string" table:style-name="ce50">
            <text:p>-</text:p>
          </table:table-cell>
          <table:table-cell office:value-type="float" office:value="94776" table:style-name="ce49">
            <text:p>94.77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1" table:style-name="ce52">
            <text:p>311</text:p>
          </table:table-cell>
          <table:table-cell office:value-type="string" table:style-name="ce53">
            <text:p>-</text:p>
          </table:table-cell>
          <table:table-cell office:value-type="float" office:value="922" table:style-name="ce52">
            <text:p>922</text:p>
          </table:table-cell>
          <table:table-cell office:value-type="string" table:style-name="ce53">
            <text:p>-</text:p>
          </table:table-cell>
          <table:table-cell office:value-type="float" office:value="1972" table:style-name="ce52">
            <text:p>1.972</text:p>
          </table:table-cell>
          <table:table-cell office:value-type="string" table:style-name="ce53">
            <text:p>-</text:p>
          </table:table-cell>
          <table:table-cell office:value-type="float" office:value="2446" table:style-name="ce52">
            <text:p>2.446</text:p>
          </table:table-cell>
          <table:table-cell office:value-type="string" table:style-name="ce53">
            <text:p>-</text:p>
          </table:table-cell>
          <table:table-cell office:value-type="float" office:value="2139" table:style-name="ce52">
            <text:p>2.139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27" table:style-name="ce52">
            <text:p>8.1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031" table:style-name="ce56">
            <text:p>2.926.031</text:p>
          </table:table-cell>
          <table:table-cell office:value-type="percentage" office:value="1" table:style-name="ce57">
            <text:p>100,0%</text:p>
          </table:table-cell>
          <table:table-cell office:value-type="float" office:value="3953248" table:style-name="ce56">
            <text:p>3.953.248</text:p>
          </table:table-cell>
          <table:table-cell office:value-type="percentage" office:value="0.98909610593798236" table:style-name="ce57">
            <text:p>98,9%</text:p>
          </table:table-cell>
          <table:table-cell office:value-type="float" office:value="5319354" table:style-name="ce56">
            <text:p>5.319.354</text:p>
          </table:table-cell>
          <table:table-cell office:value-type="percentage" office:value="0.96581016257357932" table:style-name="ce57">
            <text:p>96,6%</text:p>
          </table:table-cell>
          <table:table-cell office:value-type="float" office:value="6773404" table:style-name="ce56">
            <text:p>6.773.404</text:p>
          </table:table-cell>
          <table:table-cell office:value-type="percentage" office:value="0.95002464334474002" table:style-name="ce57">
            <text:p>95,0%</text:p>
          </table:table-cell>
          <table:table-cell office:value-type="float" office:value="7102415" table:style-name="ce56">
            <text:p>7.102.415</text:p>
          </table:table-cell>
          <table:table-cell office:value-type="percentage" office:value="0.90860809169164702" table:style-name="ce57">
            <text:p>90,9%</text:p>
          </table:table-cell>
          <table:table-cell office:value-type="float" office:value="5066775" table:style-name="ce56">
            <text:p>5.066.775</text:p>
          </table:table-cell>
          <table:table-cell office:value-type="percentage" office:value="0.85270244798906769" table:style-name="ce57">
            <text:p>85,3%</text:p>
          </table:table-cell>
          <table:table-cell office:value-type="float" office:value="4175742" table:style-name="ce56">
            <text:p>4.175.742</text:p>
          </table:table-cell>
          <table:table-cell office:value-type="percentage" office:value="0.84793440286073707" table:style-name="ce57">
            <text:p>84,8%</text:p>
          </table:table-cell>
          <table:table-cell office:value-type="float" office:value="3825981" table:style-name="ce56">
            <text:p>3.825.981</text:p>
          </table:table-cell>
          <table:table-cell office:value-type="percentage" office:value="0.96034575630992469" table:style-name="ce57">
            <text:p>96,0%</text:p>
          </table:table-cell>
          <table:table-cell office:value-type="float" office:value="39142950" table:style-name="ce56">
            <text:p>39.142.950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788714898006597" table:style-name="ce57">
            <text:p>92,8%</text:p>
          </table:table-cell>
          <table:table-cell office:value-type="percentage" office:value="0.82582333434187016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8926" table:style-name="ce63">
            <text:p>998.926</text:p>
          </table:table-cell>
          <table:table-cell office:value-type="percentage" office:value="0.92147254657055833" table:style-name="ce64">
            <text:p>92,1%</text:p>
          </table:table-cell>
          <table:table-cell office:value-type="float" office:value="873734" table:style-name="ce63">
            <text:p>873.734</text:p>
          </table:table-cell>
          <table:table-cell office:value-type="percentage" office:value="0.93449185707119808" table:style-name="ce64">
            <text:p>93,4%</text:p>
          </table:table-cell>
          <table:table-cell office:value-type="float" office:value="890223" table:style-name="ce63">
            <text:p>890.223</text:p>
          </table:table-cell>
          <table:table-cell office:value-type="percentage" office:value="0.72641378567511816" table:style-name="ce64">
            <text:p>72,6%</text:p>
          </table:table-cell>
          <table:table-cell office:value-type="float" office:value="721327" table:style-name="ce63">
            <text:p>721.327</text:p>
          </table:table-cell>
          <table:table-cell office:value-type="percentage" office:value="0.56667022802654055" table:style-name="ce64">
            <text:p>56,7%</text:p>
          </table:table-cell>
          <table:table-cell office:value-type="float" office:value="401365" table:style-name="ce63">
            <text:p>401.365</text:p>
          </table:table-cell>
          <table:table-cell office:value-type="percentage" office:value="0.41906942604199621" table:style-name="ce64">
            <text:p>41,9%</text:p>
          </table:table-cell>
          <table:table-cell office:value-type="float" office:value="285094" table:style-name="ce63">
            <text:p>285.094</text:p>
          </table:table-cell>
          <table:table-cell office:value-type="percentage" office:value="0.35667200872745108" table:style-name="ce64">
            <text:p>35,7%</text:p>
          </table:table-cell>
          <table:table-cell office:value-type="float" office:value="33198" table:style-name="ce63">
            <text:p>33.198</text:p>
          </table:table-cell>
          <table:table-cell office:value-type="percentage" office:value="0.19647739781967971" table:style-name="ce64">
            <text:p>19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272" table:style-name="ce66">
            <text:p>202.272</text:p>
          </table:table-cell>
          <table:table-cell office:value-type="percentage" office:value="0.92020035211748163" table:style-name="ce50">
            <text:p>92,0%</text:p>
          </table:table-cell>
          <table:table-cell office:value-type="float" office:value="146154" table:style-name="ce66">
            <text:p>146.154</text:p>
          </table:table-cell>
          <table:table-cell office:value-type="percentage" office:value="0.93938361667255843" table:style-name="ce50">
            <text:p>93,9%</text:p>
          </table:table-cell>
          <table:table-cell office:value-type="float" office:value="145164" table:style-name="ce66">
            <text:p>145.164</text:p>
          </table:table-cell>
          <table:table-cell office:value-type="percentage" office:value="0.76997825279796317" table:style-name="ce50">
            <text:p>77,0%</text:p>
          </table:table-cell>
          <table:table-cell office:value-type="float" office:value="116407" table:style-name="ce66">
            <text:p>116.407</text:p>
          </table:table-cell>
          <table:table-cell office:value-type="percentage" office:value="0.60861313563309738" table:style-name="ce50">
            <text:p>60,9%</text:p>
          </table:table-cell>
          <table:table-cell office:value-type="float" office:value="60588" table:style-name="ce66">
            <text:p>60.588</text:p>
          </table:table-cell>
          <table:table-cell office:value-type="percentage" office:value="0.46515627279218136" table:style-name="ce50">
            <text:p>46,5%</text:p>
          </table:table-cell>
          <table:table-cell office:value-type="float" office:value="46301" table:style-name="ce66">
            <text:p>46.301</text:p>
          </table:table-cell>
          <table:table-cell office:value-type="percentage" office:value="0.42625410824595161" table:style-name="ce50">
            <text:p>42,6%</text:p>
          </table:table-cell>
          <table:table-cell office:value-type="float" office:value="10424" table:style-name="ce63">
            <text:p>10.424</text:p>
          </table:table-cell>
          <table:table-cell office:value-type="percentage" office:value="0.46074964639321075" table:style-name="ce64">
            <text:p>46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41" table:style-name="ce66">
            <text:p>192.241</text:p>
          </table:table-cell>
          <table:table-cell office:value-type="percentage" office:value="0.9454769902669099" table:style-name="ce50">
            <text:p>94,5%</text:p>
          </table:table-cell>
          <table:table-cell office:value-type="float" office:value="142969" table:style-name="ce66">
            <text:p>142.969</text:p>
          </table:table-cell>
          <table:table-cell office:value-type="percentage" office:value="0.95596268931162454" table:style-name="ce50">
            <text:p>95,6%</text:p>
          </table:table-cell>
          <table:table-cell office:value-type="float" office:value="145833" table:style-name="ce66">
            <text:p>145.833</text:p>
          </table:table-cell>
          <table:table-cell office:value-type="percentage" office:value="0.94080950660611062" table:style-name="ce50">
            <text:p>94,1%</text:p>
          </table:table-cell>
          <table:table-cell office:value-type="float" office:value="128891" table:style-name="ce66">
            <text:p>128.891</text:p>
          </table:table-cell>
          <table:table-cell office:value-type="percentage" office:value="0.84565823573795229" table:style-name="ce50">
            <text:p>84,6%</text:p>
          </table:table-cell>
          <table:table-cell office:value-type="float" office:value="63717" table:style-name="ce66">
            <text:p>63.717</text:p>
          </table:table-cell>
          <table:table-cell office:value-type="percentage" office:value="0.69295269168026097" table:style-name="ce50">
            <text:p>69,3%</text:p>
          </table:table-cell>
          <table:table-cell office:value-type="float" office:value="45210" table:style-name="ce66">
            <text:p>45.210</text:p>
          </table:table-cell>
          <table:table-cell office:value-type="percentage" office:value="0.67029415253232116" table:style-name="ce50">
            <text:p>67,0%</text:p>
          </table:table-cell>
          <table:table-cell office:value-type="float" office:value="10257" table:style-name="ce63">
            <text:p>10.257</text:p>
          </table:table-cell>
          <table:table-cell office:value-type="percentage" office:value="0.7125390760680792" table:style-name="ce64">
            <text:p>71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17" table:style-name="ce66">
            <text:p>120.417</text:p>
          </table:table-cell>
          <table:table-cell office:value-type="percentage" office:value="0.91703665344106744" table:style-name="ce50">
            <text:p>91,7%</text:p>
          </table:table-cell>
          <table:table-cell office:value-type="float" office:value="99734" table:style-name="ce66">
            <text:p>99.734</text:p>
          </table:table-cell>
          <table:table-cell office:value-type="percentage" office:value="0.88890275314396738" table:style-name="ce50">
            <text:p>88,9%</text:p>
          </table:table-cell>
          <table:table-cell office:value-type="float" office:value="111792" table:style-name="ce66">
            <text:p>111.792</text:p>
          </table:table-cell>
          <table:table-cell office:value-type="percentage" office:value="0.7298795416707472" table:style-name="ce50">
            <text:p>73,0%</text:p>
          </table:table-cell>
          <table:table-cell office:value-type="float" office:value="86858" table:style-name="ce66">
            <text:p>86.858</text:p>
          </table:table-cell>
          <table:table-cell office:value-type="percentage" office:value="0.5021999942181492" table:style-name="ce50">
            <text:p>50,2%</text:p>
          </table:table-cell>
          <table:table-cell office:value-type="float" office:value="41013" table:style-name="ce66">
            <text:p>41.013</text:p>
          </table:table-cell>
          <table:table-cell office:value-type="percentage" office:value="0.30683195427408616" table:style-name="ce50">
            <text:p>30,7%</text:p>
          </table:table-cell>
          <table:table-cell office:value-type="float" office:value="28090" table:style-name="ce66">
            <text:p>28.090</text:p>
          </table:table-cell>
          <table:table-cell office:value-type="percentage" office:value="0.27274227845151516" table:style-name="ce50">
            <text:p>27,3%</text:p>
          </table:table-cell>
          <table:table-cell office:value-type="float" office:value="3542" table:style-name="ce63">
            <text:p>3.542</text:p>
          </table:table-cell>
          <table:table-cell office:value-type="percentage" office:value="0.17782909930715934" table:style-name="ce64">
            <text:p>17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143" table:style-name="ce66">
            <text:p>225.143</text:p>
          </table:table-cell>
          <table:table-cell office:value-type="percentage" office:value="0.9188385095702567" table:style-name="ce50">
            <text:p>91,9%</text:p>
          </table:table-cell>
          <table:table-cell office:value-type="float" office:value="201132" table:style-name="ce66">
            <text:p>201.132</text:p>
          </table:table-cell>
          <table:table-cell office:value-type="percentage" office:value="0.89113174777584803" table:style-name="ce50">
            <text:p>89,1%</text:p>
          </table:table-cell>
          <table:table-cell office:value-type="float" office:value="248338" table:style-name="ce66">
            <text:p>248.338</text:p>
          </table:table-cell>
          <table:table-cell office:value-type="percentage" office:value="0.76440622143149561" table:style-name="ce50">
            <text:p>76,4%</text:p>
          </table:table-cell>
          <table:table-cell office:value-type="float" office:value="195303" table:style-name="ce66">
            <text:p>195.303</text:p>
          </table:table-cell>
          <table:table-cell office:value-type="percentage" office:value="0.60533542444116595" table:style-name="ce50">
            <text:p>60,5%</text:p>
          </table:table-cell>
          <table:table-cell office:value-type="float" office:value="90281" table:style-name="ce66">
            <text:p>90.281</text:p>
          </table:table-cell>
          <table:table-cell office:value-type="percentage" office:value="0.38549663953816066" table:style-name="ce50">
            <text:p>38,5%</text:p>
          </table:table-cell>
          <table:table-cell office:value-type="float" office:value="54303" table:style-name="ce66">
            <text:p>54.303</text:p>
          </table:table-cell>
          <table:table-cell office:value-type="percentage" office:value="0.28240892425306185" table:style-name="ce50">
            <text:p>28,2%</text:p>
          </table:table-cell>
          <table:table-cell office:value-type="float" office:value="6389" table:style-name="ce63">
            <text:p>6.389</text:p>
          </table:table-cell>
          <table:table-cell office:value-type="percentage" office:value="0.15581406692030045" table:style-name="ce64">
            <text:p>15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400" table:style-name="ce66">
            <text:p>92.400</text:p>
          </table:table-cell>
          <table:table-cell office:value-type="percentage" office:value="0.93886218844305358" table:style-name="ce50">
            <text:p>93,9%</text:p>
          </table:table-cell>
          <table:table-cell office:value-type="float" office:value="75923" table:style-name="ce66">
            <text:p>75.923</text:p>
          </table:table-cell>
          <table:table-cell office:value-type="percentage" office:value="0.983280234154428" table:style-name="ce50">
            <text:p>98,3%</text:p>
          </table:table-cell>
          <table:table-cell office:value-type="float" office:value="71905" table:style-name="ce66">
            <text:p>71.905</text:p>
          </table:table-cell>
          <table:table-cell office:value-type="percentage" office:value="0.84396530475709808" table:style-name="ce50">
            <text:p>84,4%</text:p>
          </table:table-cell>
          <table:table-cell office:value-type="float" office:value="61794" table:style-name="ce66">
            <text:p>61.794</text:p>
          </table:table-cell>
          <table:table-cell office:value-type="percentage" office:value="0.6910998277674637" table:style-name="ce50">
            <text:p>69,1%</text:p>
          </table:table-cell>
          <table:table-cell office:value-type="float" office:value="31132" table:style-name="ce66">
            <text:p>31.132</text:p>
          </table:table-cell>
          <table:table-cell office:value-type="percentage" office:value="0.54744320180066119" table:style-name="ce50">
            <text:p>54,7%</text:p>
          </table:table-cell>
          <table:table-cell office:value-type="float" office:value="19722" table:style-name="ce66">
            <text:p>19.722</text:p>
          </table:table-cell>
          <table:table-cell office:value-type="percentage" office:value="0.45263012944092534" table:style-name="ce50">
            <text:p>45,3%</text:p>
          </table:table-cell>
          <table:table-cell office:value-type="float" office:value="2625" table:style-name="ce63">
            <text:p>2.625</text:p>
          </table:table-cell>
          <table:table-cell office:value-type="percentage" office:value="0.26250000000000001" table:style-name="ce64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545" table:style-name="ce66">
            <text:p>446.545</text:p>
          </table:table-cell>
          <table:table-cell office:value-type="percentage" office:value="0.93222285083223555" table:style-name="ce50">
            <text:p>93,2%</text:p>
          </table:table-cell>
          <table:table-cell office:value-type="float" office:value="298763" table:style-name="ce66">
            <text:p>298.763</text:p>
          </table:table-cell>
          <table:table-cell office:value-type="percentage" office:value="0.92221903253786719" table:style-name="ce50">
            <text:p>92,2%</text:p>
          </table:table-cell>
          <table:table-cell office:value-type="float" office:value="311293" table:style-name="ce66">
            <text:p>311.293</text:p>
          </table:table-cell>
          <table:table-cell office:value-type="percentage" office:value="0.87556464360651864" table:style-name="ce50">
            <text:p>87,6%</text:p>
          </table:table-cell>
          <table:table-cell office:value-type="float" office:value="238387" table:style-name="ce66">
            <text:p>238.387</text:p>
          </table:table-cell>
          <table:table-cell office:value-type="percentage" office:value="0.73559660940590543" table:style-name="ce50">
            <text:p>73,6%</text:p>
          </table:table-cell>
          <table:table-cell office:value-type="float" office:value="129458" table:style-name="ce66">
            <text:p>129.458</text:p>
          </table:table-cell>
          <table:table-cell office:value-type="percentage" office:value="0.59812695493880497" table:style-name="ce50">
            <text:p>59,8%</text:p>
          </table:table-cell>
          <table:table-cell office:value-type="float" office:value="98730" table:style-name="ce66">
            <text:p>98.730</text:p>
          </table:table-cell>
          <table:table-cell office:value-type="percentage" office:value="0.55270052398226521" table:style-name="ce50">
            <text:p>55,3%</text:p>
          </table:table-cell>
          <table:table-cell office:value-type="float" office:value="12963" table:style-name="ce63">
            <text:p>12.963</text:p>
          </table:table-cell>
          <table:table-cell office:value-type="percentage" office:value="0.34591060707138094" table:style-name="ce64">
            <text:p>34,6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4762" table:style-name="ce66">
            <text:p>274.762</text:p>
          </table:table-cell>
          <table:table-cell office:value-type="percentage" office:value="0.9302771241387483" table:style-name="ce50">
            <text:p>93,0%</text:p>
          </table:table-cell>
          <table:table-cell office:value-type="float" office:value="211535" table:style-name="ce66">
            <text:p>211.535</text:p>
          </table:table-cell>
          <table:table-cell office:value-type="percentage" office:value="0.94810701303823619" table:style-name="ce50">
            <text:p>94,8%</text:p>
          </table:table-cell>
          <table:table-cell office:value-type="float" office:value="234602" table:style-name="ce66">
            <text:p>234.602</text:p>
          </table:table-cell>
          <table:table-cell office:value-type="percentage" office:value="0.81845520513536141" table:style-name="ce50">
            <text:p>81,8%</text:p>
          </table:table-cell>
          <table:table-cell office:value-type="float" office:value="192157" table:style-name="ce66">
            <text:p>192.157</text:p>
          </table:table-cell>
          <table:table-cell office:value-type="percentage" office:value="0.66917984489105109" table:style-name="ce50">
            <text:p>66,9%</text:p>
          </table:table-cell>
          <table:table-cell office:value-type="float" office:value="104158" table:style-name="ce66">
            <text:p>104.158</text:p>
          </table:table-cell>
          <table:table-cell office:value-type="percentage" office:value="0.50326140525496943" table:style-name="ce50">
            <text:p>50,3%</text:p>
          </table:table-cell>
          <table:table-cell office:value-type="float" office:value="77085" table:style-name="ce66">
            <text:p>77.085</text:p>
          </table:table-cell>
          <table:table-cell office:value-type="percentage" office:value="0.44124970663491647" table:style-name="ce50">
            <text:p>44,1%</text:p>
          </table:table-cell>
          <table:table-cell office:value-type="float" office:value="11552" table:style-name="ce63">
            <text:p>11.552</text:p>
          </table:table-cell>
          <table:table-cell office:value-type="percentage" office:value="0.31313021793342732" table:style-name="ce64">
            <text:p>31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695" table:style-name="ce66">
            <text:p>979.695</text:p>
          </table:table-cell>
          <table:table-cell office:value-type="percentage" office:value="0.91183785081783808" table:style-name="ce50">
            <text:p>91,2%</text:p>
          </table:table-cell>
          <table:table-cell office:value-type="float" office:value="737398" table:style-name="ce66">
            <text:p>737.398</text:p>
          </table:table-cell>
          <table:table-cell office:value-type="percentage" office:value="0.91888746277212174" table:style-name="ce50">
            <text:p>91,9%</text:p>
          </table:table-cell>
          <table:table-cell office:value-type="float" office:value="803787" table:style-name="ce66">
            <text:p>803.787</text:p>
          </table:table-cell>
          <table:table-cell office:value-type="percentage" office:value="0.77269602984704444" table:style-name="ce50">
            <text:p>77,3%</text:p>
          </table:table-cell>
          <table:table-cell office:value-type="float" office:value="699228" table:style-name="ce66">
            <text:p>699.228</text:p>
          </table:table-cell>
          <table:table-cell office:value-type="percentage" office:value="0.60449410226883693" table:style-name="ce50">
            <text:p>60,4%</text:p>
          </table:table-cell>
          <table:table-cell office:value-type="float" office:value="369959" table:style-name="ce66">
            <text:p>369.959</text:p>
          </table:table-cell>
          <table:table-cell office:value-type="percentage" office:value="0.45111834877263918" table:style-name="ce50">
            <text:p>45,1%</text:p>
          </table:table-cell>
          <table:table-cell office:value-type="float" office:value="257973" table:style-name="ce66">
            <text:p>257.973</text:p>
          </table:table-cell>
          <table:table-cell office:value-type="percentage" office:value="0.3765127765031438" table:style-name="ce50">
            <text:p>37,7%</text:p>
          </table:table-cell>
          <table:table-cell office:value-type="float" office:value="36758" table:style-name="ce63">
            <text:p>36.758</text:p>
          </table:table-cell>
          <table:table-cell office:value-type="percentage" office:value="0.25858418160969671" table:style-name="ce64">
            <text:p>25,9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5732" table:style-name="ce66">
            <text:p>685.732</text:p>
          </table:table-cell>
          <table:table-cell office:value-type="percentage" office:value="0.93778907089775743" table:style-name="ce50">
            <text:p>93,8%</text:p>
          </table:table-cell>
          <table:table-cell office:value-type="float" office:value="561037" table:style-name="ce66">
            <text:p>561.037</text:p>
          </table:table-cell>
          <table:table-cell office:value-type="percentage" office:value="0.96782579594540508" table:style-name="ce50">
            <text:p>96,8%</text:p>
          </table:table-cell>
          <table:table-cell office:value-type="float" office:value="616366" table:style-name="ce66">
            <text:p>616.366</text:p>
          </table:table-cell>
          <table:table-cell office:value-type="percentage" office:value="0.84011340248340538" table:style-name="ce50">
            <text:p>84,0%</text:p>
          </table:table-cell>
          <table:table-cell office:value-type="float" office:value="542991" table:style-name="ce66">
            <text:p>542.991</text:p>
          </table:table-cell>
          <table:table-cell office:value-type="percentage" office:value="0.70529669713044696" table:style-name="ce50">
            <text:p>70,5%</text:p>
          </table:table-cell>
          <table:table-cell office:value-type="float" office:value="301394" table:style-name="ce66">
            <text:p>301.394</text:p>
          </table:table-cell>
          <table:table-cell office:value-type="percentage" office:value="0.56822620906012689" table:style-name="ce50">
            <text:p>56,8%</text:p>
          </table:table-cell>
          <table:table-cell office:value-type="float" office:value="234240" table:style-name="ce66">
            <text:p>234.240</text:p>
          </table:table-cell>
          <table:table-cell office:value-type="percentage" office:value="0.52385339976920398" table:style-name="ce50">
            <text:p>52,4%</text:p>
          </table:table-cell>
          <table:table-cell office:value-type="float" office:value="49273" table:style-name="ce63">
            <text:p>49.273</text:p>
          </table:table-cell>
          <table:table-cell office:value-type="percentage" office:value="0.51594764397905757" table:style-name="ce64">
            <text:p>5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09" table:style-name="ce66">
            <text:p>155.009</text:p>
          </table:table-cell>
          <table:table-cell office:value-type="percentage" office:value="0.89360389703974863" table:style-name="ce50">
            <text:p>89,4%</text:p>
          </table:table-cell>
          <table:table-cell office:value-type="float" office:value="127650" table:style-name="ce66">
            <text:p>127.650</text:p>
          </table:table-cell>
          <table:table-cell office:value-type="percentage" office:value="0.96053997923156798" table:style-name="ce50">
            <text:p>96,1%</text:p>
          </table:table-cell>
          <table:table-cell office:value-type="float" office:value="136296" table:style-name="ce66">
            <text:p>136.296</text:p>
          </table:table-cell>
          <table:table-cell office:value-type="percentage" office:value="0.84339496547115167" table:style-name="ce50">
            <text:p>84,3%</text:p>
          </table:table-cell>
          <table:table-cell office:value-type="float" office:value="107477" table:style-name="ce66">
            <text:p>107.477</text:p>
          </table:table-cell>
          <table:table-cell office:value-type="percentage" office:value="0.73485029776352584" table:style-name="ce50">
            <text:p>73,5%</text:p>
          </table:table-cell>
          <table:table-cell office:value-type="float" office:value="72102" table:style-name="ce66">
            <text:p>72.102</text:p>
          </table:table-cell>
          <table:table-cell office:value-type="percentage" office:value="0.63587617955728015" table:style-name="ce50">
            <text:p>63,6%</text:p>
          </table:table-cell>
          <table:table-cell office:value-type="float" office:value="50680" table:style-name="ce66">
            <text:p>50.680</text:p>
          </table:table-cell>
          <table:table-cell office:value-type="percentage" office:value="0.54140093367090769" table:style-name="ce50">
            <text:p>54,1%</text:p>
          </table:table-cell>
          <table:table-cell office:value-type="float" office:value="6451" table:style-name="ce63">
            <text:p>6.451</text:p>
          </table:table-cell>
          <table:table-cell office:value-type="percentage" office:value="0.33485595639761223" table:style-name="ce64">
            <text:p>33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069" table:style-name="ce66">
            <text:p>508.069</text:p>
          </table:table-cell>
          <table:table-cell office:value-type="percentage" office:value="0.95262997039373154" table:style-name="ce50">
            <text:p>95,3%</text:p>
          </table:table-cell>
          <table:table-cell office:value-type="float" office:value="338437" table:style-name="ce66">
            <text:p>338.437</text:p>
          </table:table-cell>
          <table:table-cell office:value-type="percentage" office:value="0.9719363945216809" table:style-name="ce50">
            <text:p>97,2%</text:p>
          </table:table-cell>
          <table:table-cell office:value-type="float" office:value="378322" table:style-name="ce66">
            <text:p>378.322</text:p>
          </table:table-cell>
          <table:table-cell office:value-type="percentage" office:value="0.96246282534974059" table:style-name="ce50">
            <text:p>96,2%</text:p>
          </table:table-cell>
          <table:table-cell office:value-type="float" office:value="391121" table:style-name="ce66">
            <text:p>391.121</text:p>
          </table:table-cell>
          <table:table-cell office:value-type="percentage" office:value="0.95055484535781809" table:style-name="ce50">
            <text:p>95,1%</text:p>
          </table:table-cell>
          <table:table-cell office:value-type="float" office:value="206186" table:style-name="ce66">
            <text:p>206.186</text:p>
          </table:table-cell>
          <table:table-cell office:value-type="percentage" office:value="0.77076285283859614" table:style-name="ce50">
            <text:p>77,1%</text:p>
          </table:table-cell>
          <table:table-cell office:value-type="float" office:value="150019" table:style-name="ce66">
            <text:p>150.019</text:p>
          </table:table-cell>
          <table:table-cell office:value-type="percentage" office:value="0.7402460266158758" table:style-name="ce50">
            <text:p>74,0%</text:p>
          </table:table-cell>
          <table:table-cell office:value-type="float" office:value="23825" table:style-name="ce63">
            <text:p>23.825</text:p>
          </table:table-cell>
          <table:table-cell office:value-type="percentage" office:value="0.57086378339523181" table:style-name="ce64">
            <text:p>57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02" table:style-name="ce66">
            <text:p>46.002</text:p>
          </table:table-cell>
          <table:table-cell office:value-type="percentage" office:value="0.823891824124653" table:style-name="ce50">
            <text:p>82,4%</text:p>
          </table:table-cell>
          <table:table-cell office:value-type="float" office:value="37013" table:style-name="ce66">
            <text:p>37.013</text:p>
          </table:table-cell>
          <table:table-cell office:value-type="percentage" office:value="0.93210607167140946" table:style-name="ce50">
            <text:p>93,2%</text:p>
          </table:table-cell>
          <table:table-cell office:value-type="float" office:value="37895" table:style-name="ce66">
            <text:p>37.895</text:p>
          </table:table-cell>
          <table:table-cell office:value-type="percentage" office:value="0.81823678016971479" table:style-name="ce50">
            <text:p>81,8%</text:p>
          </table:table-cell>
          <table:table-cell office:value-type="float" office:value="34210" table:style-name="ce66">
            <text:p>34.210</text:p>
          </table:table-cell>
          <table:table-cell office:value-type="percentage" office:value="0.70321493175464567" table:style-name="ce50">
            <text:p>70,3%</text:p>
          </table:table-cell>
          <table:table-cell office:value-type="float" office:value="17797" table:style-name="ce66">
            <text:p>17.797</text:p>
          </table:table-cell>
          <table:table-cell office:value-type="percentage" office:value="0.54830858340008626" table:style-name="ce50">
            <text:p>54,8%</text:p>
          </table:table-cell>
          <table:table-cell office:value-type="float" office:value="12052" table:style-name="ce66">
            <text:p>12.052</text:p>
          </table:table-cell>
          <table:table-cell office:value-type="percentage" office:value="0.47214604716759384" table:style-name="ce50">
            <text:p>47,2%</text:p>
          </table:table-cell>
          <table:table-cell office:value-type="float" office:value="1936" table:style-name="ce63">
            <text:p>1.936</text:p>
          </table:table-cell>
          <table:table-cell office:value-type="percentage" office:value="0.34813882395252654" table:style-name="ce64">
            <text:p>34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545" table:style-name="ce66">
            <text:p>833.545</text:p>
          </table:table-cell>
          <table:table-cell office:value-type="percentage" office:value="0.9436992371563071" table:style-name="ce50">
            <text:p>94,4%</text:p>
          </table:table-cell>
          <table:table-cell office:value-type="float" office:value="630108" table:style-name="ce66">
            <text:p>630.108</text:p>
          </table:table-cell>
          <table:table-cell office:value-type="percentage" office:value="0.91162513455016836" table:style-name="ce50">
            <text:p>91,2%</text:p>
          </table:table-cell>
          <table:table-cell office:value-type="float" office:value="728590" table:style-name="ce66">
            <text:p>728.590</text:p>
          </table:table-cell>
          <table:table-cell office:value-type="percentage" office:value="0.75753464110186097" table:style-name="ce50">
            <text:p>75,8%</text:p>
          </table:table-cell>
          <table:table-cell office:value-type="float" office:value="640671" table:style-name="ce66">
            <text:p>640.671</text:p>
          </table:table-cell>
          <table:table-cell office:value-type="percentage" office:value="0.60838810213633943" table:style-name="ce50">
            <text:p>60,8%</text:p>
          </table:table-cell>
          <table:table-cell office:value-type="float" office:value="373164" table:style-name="ce66">
            <text:p>373.164</text:p>
          </table:table-cell>
          <table:table-cell office:value-type="percentage" office:value="0.48216327685586813" table:style-name="ce50">
            <text:p>48,2%</text:p>
          </table:table-cell>
          <table:table-cell office:value-type="float" office:value="270111" table:style-name="ce66">
            <text:p>270.111</text:p>
          </table:table-cell>
          <table:table-cell office:value-type="percentage" office:value="0.42878845604343269" table:style-name="ce50">
            <text:p>42,9%</text:p>
          </table:table-cell>
          <table:table-cell office:value-type="float" office:value="31527" table:style-name="ce63">
            <text:p>31.527</text:p>
          </table:table-cell>
          <table:table-cell office:value-type="percentage" office:value="0.25561879743140686" table:style-name="ce64">
            <text:p>25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755" table:style-name="ce66">
            <text:p>161.755</text:p>
          </table:table-cell>
          <table:table-cell office:value-type="percentage" office:value="0.87773894924193918" table:style-name="ce50">
            <text:p>87,8%</text:p>
          </table:table-cell>
          <table:table-cell office:value-type="float" office:value="134745" table:style-name="ce66">
            <text:p>134.745</text:p>
          </table:table-cell>
          <table:table-cell office:value-type="percentage" office:value="0.8748993584915461" table:style-name="ce50">
            <text:p>87,5%</text:p>
          </table:table-cell>
          <table:table-cell office:value-type="float" office:value="155545" table:style-name="ce66">
            <text:p>155.545</text:p>
          </table:table-cell>
          <table:table-cell office:value-type="percentage" office:value="0.73362323898822301" table:style-name="ce50">
            <text:p>73,4%</text:p>
          </table:table-cell>
          <table:table-cell office:value-type="float" office:value="136183" table:style-name="ce66">
            <text:p>136.183</text:p>
          </table:table-cell>
          <table:table-cell office:value-type="percentage" office:value="0.57704905529260719" table:style-name="ce50">
            <text:p>57,7%</text:p>
          </table:table-cell>
          <table:table-cell office:value-type="float" office:value="67290" table:style-name="ce66">
            <text:p>67.290</text:p>
          </table:table-cell>
          <table:table-cell office:value-type="percentage" office:value="0.39116634888155138" table:style-name="ce50">
            <text:p>39,1%</text:p>
          </table:table-cell>
          <table:table-cell office:value-type="float" office:value="50170" table:style-name="ce66">
            <text:p>50.170</text:p>
          </table:table-cell>
          <table:table-cell office:value-type="percentage" office:value="0.3442549833602086" table:style-name="ce50">
            <text:p>34,4%</text:p>
          </table:table-cell>
          <table:table-cell office:value-type="float" office:value="6193" table:style-name="ce63">
            <text:p>6.193</text:p>
          </table:table-cell>
          <table:table-cell office:value-type="percentage" office:value="0.20220060075747681" table:style-name="ce64">
            <text:p>20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296" table:style-name="ce66">
            <text:p>93.296</text:p>
          </table:table-cell>
          <table:table-cell office:value-type="percentage" office:value="0.94986764406434532" table:style-name="ce50">
            <text:p>95,0%</text:p>
          </table:table-cell>
          <table:table-cell office:value-type="float" office:value="71812" table:style-name="ce66">
            <text:p>71.812</text:p>
          </table:table-cell>
          <table:table-cell office:value-type="percentage" office:value="0.98881912315487996" table:style-name="ce50">
            <text:p>98,9%</text:p>
          </table:table-cell>
          <table:table-cell office:value-type="float" office:value="76787" table:style-name="ce66">
            <text:p>76.787</text:p>
          </table:table-cell>
          <table:table-cell office:value-type="percentage" office:value="0.8291884887425085" table:style-name="ce50">
            <text:p>82,9%</text:p>
          </table:table-cell>
          <table:table-cell office:value-type="float" office:value="64643" table:style-name="ce66">
            <text:p>64.643</text:p>
          </table:table-cell>
          <table:table-cell office:value-type="percentage" office:value="0.67020901588354831" table:style-name="ce50">
            <text:p>67,0%</text:p>
          </table:table-cell>
          <table:table-cell office:value-type="float" office:value="33440" table:style-name="ce66">
            <text:p>33.440</text:p>
          </table:table-cell>
          <table:table-cell office:value-type="percentage" office:value="0.50891824435380772" table:style-name="ce50">
            <text:p>50,9%</text:p>
          </table:table-cell>
          <table:table-cell office:value-type="float" office:value="25960" table:style-name="ce66">
            <text:p>25.960</text:p>
          </table:table-cell>
          <table:table-cell office:value-type="percentage" office:value="0.43706646912249986" table:style-name="ce50">
            <text:p>43,7%</text:p>
          </table:table-cell>
          <table:table-cell office:value-type="float" office:value="3813" table:style-name="ce63">
            <text:p>3.813</text:p>
          </table:table-cell>
          <table:table-cell office:value-type="percentage" office:value="0.28523339317773788" table:style-name="ce64">
            <text:p>28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4635" table:style-name="ce66">
            <text:p>344.635</text:p>
          </table:table-cell>
          <table:table-cell office:value-type="percentage" office:value="0.91401542476449127" table:style-name="ce50">
            <text:p>91,4%</text:p>
          </table:table-cell>
          <table:table-cell office:value-type="float" office:value="255400" table:style-name="ce66">
            <text:p>255.400</text:p>
          </table:table-cell>
          <table:table-cell office:value-type="percentage" office:value="0.92159247137614608" table:style-name="ce50">
            <text:p>92,2%</text:p>
          </table:table-cell>
          <table:table-cell office:value-type="float" office:value="266146" table:style-name="ce66">
            <text:p>266.146</text:p>
          </table:table-cell>
          <table:table-cell office:value-type="percentage" office:value="0.81598827583669564" table:style-name="ce50">
            <text:p>81,6%</text:p>
          </table:table-cell>
          <table:table-cell office:value-type="float" office:value="196748" table:style-name="ce66">
            <text:p>196.748</text:p>
          </table:table-cell>
          <table:table-cell office:value-type="percentage" office:value="0.60616180910715389" table:style-name="ce50">
            <text:p>60,6%</text:p>
          </table:table-cell>
          <table:table-cell office:value-type="float" office:value="88379" table:style-name="ce66">
            <text:p>88.379</text:p>
          </table:table-cell>
          <table:table-cell office:value-type="percentage" office:value="0.42171589445054158" table:style-name="ce50">
            <text:p>42,2%</text:p>
          </table:table-cell>
          <table:table-cell office:value-type="float" office:value="61641" table:style-name="ce66">
            <text:p>61.641</text:p>
          </table:table-cell>
          <table:table-cell office:value-type="percentage" office:value="0.35571418678731359" table:style-name="ce50">
            <text:p>35,6%</text:p>
          </table:table-cell>
          <table:table-cell office:value-type="float" office:value="10973" table:style-name="ce63">
            <text:p>10.973</text:p>
          </table:table-cell>
          <table:table-cell office:value-type="percentage" office:value="0.28559902136852244" table:style-name="ce64">
            <text:p>28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5" table:style-name="ce66">
            <text:p>5.715</text:p>
          </table:table-cell>
          <table:table-cell office:value-type="percentage" office:value="0.90699888906522774" table:style-name="ce50">
            <text:p>90,7%</text:p>
          </table:table-cell>
          <table:table-cell office:value-type="float" office:value="7320" table:style-name="ce66">
            <text:p>7.320</text:p>
          </table:table-cell>
          <table:table-cell office:value-type="percentage" office:value="0.9561128526645768" table:style-name="ce50">
            <text:p>95,6%</text:p>
          </table:table-cell>
          <table:table-cell office:value-type="float" office:value="9236" table:style-name="ce66">
            <text:p>9.236</text:p>
          </table:table-cell>
          <table:table-cell office:value-type="percentage" office:value="0.86943424644638989" table:style-name="ce50">
            <text:p>86,9%</text:p>
          </table:table-cell>
          <table:table-cell office:value-type="float" office:value="8889" table:style-name="ce66">
            <text:p>8.889</text:p>
          </table:table-cell>
          <table:table-cell office:value-type="percentage" office:value="0.79266987693953983" table:style-name="ce50">
            <text:p>79,3%</text:p>
          </table:table-cell>
          <table:table-cell office:value-type="float" office:value="6311" table:style-name="ce66">
            <text:p>6.311</text:p>
          </table:table-cell>
          <table:table-cell office:value-type="percentage" office:value="0.67166879523201362" table:style-name="ce50">
            <text:p>67,2%</text:p>
          </table:table-cell>
          <table:table-cell office:value-type="float" office:value="5175" table:style-name="ce66">
            <text:p>5.175</text:p>
          </table:table-cell>
          <table:table-cell office:value-type="percentage" office:value="0.55933852140077822" table:style-name="ce50">
            <text:p>55,9%</text:p>
          </table:table-cell>
          <table:table-cell office:value-type="float" office:value="986" table:style-name="ce63">
            <text:p>986</text:p>
          </table:table-cell>
          <table:table-cell office:value-type="percentage" office:value="0.42299442299442297" table:style-name="ce64">
            <text:p>42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20" table:style-name="ce66">
            <text:p>4.520</text:p>
          </table:table-cell>
          <table:table-cell office:value-type="percentage" office:value="0.83256585006446859" table:style-name="ce50">
            <text:p>83,3%</text:p>
          </table:table-cell>
          <table:table-cell office:value-type="float" office:value="6141" table:style-name="ce66">
            <text:p>6.141</text:p>
          </table:table-cell>
          <table:table-cell office:value-type="percentage" office:value="0.82729354708338942" table:style-name="ce50">
            <text:p>82,7%</text:p>
          </table:table-cell>
          <table:table-cell office:value-type="float" office:value="7969" table:style-name="ce66">
            <text:p>7.969</text:p>
          </table:table-cell>
          <table:table-cell office:value-type="percentage" office:value="0.79073228815241114" table:style-name="ce50">
            <text:p>79,1%</text:p>
          </table:table-cell>
          <table:table-cell office:value-type="float" office:value="7717" table:style-name="ce66">
            <text:p>7.717</text:p>
          </table:table-cell>
          <table:table-cell office:value-type="percentage" office:value="0.72815625589733912" table:style-name="ce50">
            <text:p>72,8%</text:p>
          </table:table-cell>
          <table:table-cell office:value-type="float" office:value="5006" table:style-name="ce66">
            <text:p>5.006</text:p>
          </table:table-cell>
          <table:table-cell office:value-type="percentage" office:value="0.5457320396816745" table:style-name="ce50">
            <text:p>54,6%</text:p>
          </table:table-cell>
          <table:table-cell office:value-type="float" office:value="4407" table:style-name="ce66">
            <text:p>4.407</text:p>
          </table:table-cell>
          <table:table-cell office:value-type="percentage" office:value="0.45139813581890814" table:style-name="ce50">
            <text:p>45,1%</text:p>
          </table:table-cell>
          <table:table-cell office:value-type="float" office:value="943" table:style-name="ce63">
            <text:p>943</text:p>
          </table:table-cell>
          <table:table-cell office:value-type="percentage" office:value="0.39096185737976785" table:style-name="ce64">
            <text:p>39,1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4" table:style-name="ce66">
            <text:p>2.374</text:p>
          </table:table-cell>
          <table:table-cell office:value-type="percentage" office:value="0.64110180934377536" table:style-name="ce50">
            <text:p>64,1%</text:p>
          </table:table-cell>
          <table:table-cell office:value-type="float" office:value="7384" table:style-name="ce66">
            <text:p>7.384</text:p>
          </table:table-cell>
          <table:table-cell office:value-type="percentage" office:value="0.75040650406504061" table:style-name="ce50">
            <text:p>75,0%</text:p>
          </table:table-cell>
          <table:table-cell office:value-type="float" office:value="15181" table:style-name="ce66">
            <text:p>15.181</text:p>
          </table:table-cell>
          <table:table-cell office:value-type="percentage" office:value="0.66759014951627094" table:style-name="ce50">
            <text:p>66,8%</text:p>
          </table:table-cell>
          <table:table-cell office:value-type="float" office:value="15195" table:style-name="ce66">
            <text:p>15.195</text:p>
          </table:table-cell>
          <table:table-cell office:value-type="percentage" office:value="0.46653361989560943" table:style-name="ce50">
            <text:p>46,7%</text:p>
          </table:table-cell>
          <table:table-cell office:value-type="float" office:value="10843" table:style-name="ce66">
            <text:p>10.843</text:p>
          </table:table-cell>
          <table:table-cell office:value-type="percentage" office:value="0.44156214367160773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45210727969348" table:style-name="ce64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7" table:style-name="ce66">
            <text:p>77</text:p>
          </table:table-cell>
          <table:table-cell office:value-type="percentage" office:value="0.96250000000000002" table:style-name="ce53">
            <text:p>96,3%</text:p>
          </table:table-cell>
          <table:table-cell office:value-type="float" office:value="298" table:style-name="ce66">
            <text:p>298</text:p>
          </table:table-cell>
          <table:table-cell office:value-type="percentage" office:value="0.95819935691318325" table:style-name="ce53">
            <text:p>95,8%</text:p>
          </table:table-cell>
          <table:table-cell office:value-type="float" office:value="696" table:style-name="ce66">
            <text:p>696</text:p>
          </table:table-cell>
          <table:table-cell office:value-type="percentage" office:value="0.75488069414316705" table:style-name="ce53">
            <text:p>75,5%</text:p>
          </table:table-cell>
          <table:table-cell office:value-type="float" office:value="928" table:style-name="ce66">
            <text:p>928</text:p>
          </table:table-cell>
          <table:table-cell office:value-type="percentage" office:value="0.47058823529411764" table:style-name="ce53">
            <text:p>47,1%</text:p>
          </table:table-cell>
          <table:table-cell office:value-type="float" office:value="1153" table:style-name="ce66">
            <text:p>1.153</text:p>
          </table:table-cell>
          <table:table-cell office:value-type="percentage" office:value="0.47138184791496318" table:style-name="ce53">
            <text:p>47,1%</text:p>
          </table:table-cell>
          <table:table-cell office:value-type="float" office:value="922" table:style-name="ce66">
            <text:p>922</text:p>
          </table:table-cell>
          <table:table-cell office:value-type="percentage" office:value="0.4310425432445068" table:style-name="ce53">
            <text:p>43,1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0763" table:style-name="ce69">
            <text:p>6.370.763</text:p>
          </table:table-cell>
          <table:table-cell office:value-type="percentage" office:value="0.92608004414416101" table:style-name="ce70">
            <text:p>92,61%</text:p>
          </table:table-cell>
          <table:table-cell office:value-type="float" office:value="4959677" table:style-name="ce69">
            <text:p>4.959.677</text:p>
          </table:table-cell>
          <table:table-cell office:value-type="percentage" office:value="0.93238333075783264" table:style-name="ce70">
            <text:p>93,24%</text:p>
          </table:table-cell>
          <table:table-cell office:value-type="float" office:value="5384169" table:style-name="ce69">
            <text:p>5.384.169</text:p>
          </table:table-cell>
          <table:table-cell office:value-type="percentage" office:value="0.79489854731830556" table:style-name="ce70">
            <text:p>79,49%</text:p>
          </table:table-cell>
          <table:table-cell office:value-type="float" office:value="4587111" table:style-name="ce69">
            <text:p>4.587.111</text:p>
          </table:table-cell>
          <table:table-cell office:value-type="percentage" office:value="0.64585229108690489" table:style-name="ce70">
            <text:p>64,59%</text:p>
          </table:table-cell>
          <table:table-cell office:value-type="float" office:value="2479088" table:style-name="ce69">
            <text:p>2.479.088</text:p>
          </table:table-cell>
          <table:table-cell office:value-type="percentage" office:value="0.48928322256267548" table:style-name="ce70">
            <text:p>48,93%</text:p>
          </table:table-cell>
          <table:table-cell office:value-type="float" office:value="1788728" table:style-name="ce69">
            <text:p>1.788.728</text:p>
          </table:table-cell>
          <table:table-cell office:value-type="percentage" office:value="0.42836171391814915" table:style-name="ce70">
            <text:p>42,84%</text:p>
          </table:table-cell>
          <table:table-cell office:value-type="float" office:value="263860" table:style-name="ce69">
            <text:p>263.860</text:p>
          </table:table-cell>
          <table:table-cell office:value-type="percentage" office:value="0.30417575931542584" table:style-name="ce70">
            <text:p>30,42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1990" table:style-name="ce79">
            <text:p>451.990</text:p>
          </table:table-cell>
          <table:table-cell office:value-type="percentage" office:value="0.62063094298170329" table:style-name="ce80">
            <text:p>62,1%</text:p>
          </table:table-cell>
          <table:table-cell office:value-type="float" office:value="365450" table:style-name="ce79">
            <text:p>365.450</text:p>
          </table:table-cell>
          <table:table-cell office:value-type="percentage" office:value="0.50180220383783603" table:style-name="ce80">
            <text:p>50,2%</text:p>
          </table:table-cell>
          <table:table-cell office:value-type="date" office:date-value="2022-08-23T00:00:00" table:style-name="ce81">
            <text:p>23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684" table:style-name="ce79">
            <text:p>55.684</text:p>
          </table:table-cell>
          <table:table-cell office:value-type="percentage" office:value="0.53666152659984578" table:style-name="ce80">
            <text:p>53,7%</text:p>
          </table:table-cell>
          <table:table-cell office:value-type="float" office:value="46532" table:style-name="ce79">
            <text:p>46.532</text:p>
          </table:table-cell>
          <table:table-cell office:value-type="percentage" office:value="0.44845797995373937" table:style-name="ce80">
            <text:p>44,8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460" table:style-name="ce79">
            <text:p>44.460</text:p>
          </table:table-cell>
          <table:table-cell office:value-type="percentage" office:value="0.71503240643947319" table:style-name="ce80">
            <text:p>71,5%</text:p>
          </table:table-cell>
          <table:table-cell office:value-type="float" office:value="39091" table:style-name="ce79">
            <text:p>39.091</text:p>
          </table:table-cell>
          <table:table-cell office:value-type="percentage" office:value="0.62868492577879986" table:style-name="ce80">
            <text:p>62,9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084" table:style-name="ce79">
            <text:p>34.084</text:p>
          </table:table-cell>
          <table:table-cell office:value-type="percentage" office:value="0.34842877880231443" table:style-name="ce80">
            <text:p>34,8%</text:p>
          </table:table-cell>
          <table:table-cell office:value-type="float" office:value="26702" table:style-name="ce79">
            <text:p>26.702</text:p>
          </table:table-cell>
          <table:table-cell office:value-type="percentage" office:value="0.2729651816564781" table:style-name="ce80">
            <text:p>27,3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386" table:style-name="ce79">
            <text:p>81.386</text:p>
          </table:table-cell>
          <table:table-cell office:value-type="percentage" office:value="0.52135755650079429" table:style-name="ce80">
            <text:p>52,1%</text:p>
          </table:table-cell>
          <table:table-cell office:value-type="float" office:value="62698" table:style-name="ce79">
            <text:p>62.698</text:p>
          </table:table-cell>
          <table:table-cell office:value-type="percentage" office:value="0.40164249474709168" table:style-name="ce80">
            <text:p>40,2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40" table:style-name="ce79">
            <text:p>26.140</text:p>
          </table:table-cell>
          <table:table-cell office:value-type="percentage" office:value="0.60888402320001866" table:style-name="ce80">
            <text:p>60,9%</text:p>
          </table:table-cell>
          <table:table-cell office:value-type="float" office:value="23575" table:style-name="ce79">
            <text:p>23.575</text:p>
          </table:table-cell>
          <table:table-cell office:value-type="percentage" office:value="0.54913698725862425" table:style-name="ce80">
            <text:p>54,9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5948" table:style-name="ce79">
            <text:p>105.948</text:p>
          </table:table-cell>
          <table:table-cell office:value-type="percentage" office:value="0.66740158869143984" table:style-name="ce80">
            <text:p>66,7%</text:p>
          </table:table-cell>
          <table:table-cell office:value-type="float" office:value="97013" table:style-name="ce79">
            <text:p>97.013</text:p>
          </table:table-cell>
          <table:table-cell office:value-type="percentage" office:value="0.61111706047988312" table:style-name="ce80">
            <text:p>61,1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280" table:style-name="ce79">
            <text:p>106.280</text:p>
          </table:table-cell>
          <table:table-cell office:value-type="percentage" office:value="0.62033783547155719" table:style-name="ce80">
            <text:p>62,0%</text:p>
          </table:table-cell>
          <table:table-cell office:value-type="float" office:value="87939" table:style-name="ce79">
            <text:p>87.939</text:p>
          </table:table-cell>
          <table:table-cell office:value-type="percentage" office:value="0.51328461529481806" table:style-name="ce80">
            <text:p>51,3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3383" table:style-name="ce79">
            <text:p>263.383</text:p>
          </table:table-cell>
          <table:table-cell office:value-type="percentage" office:value="0.40635365849895549" table:style-name="ce80">
            <text:p>40,6%</text:p>
          </table:table-cell>
          <table:table-cell office:value-type="float" office:value="206064" table:style-name="ce79">
            <text:p>206.064</text:p>
          </table:table-cell>
          <table:table-cell office:value-type="percentage" office:value="0.3179205198700325" table:style-name="ce80">
            <text:p>31,8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3246" table:style-name="ce79">
            <text:p>263.246</text:p>
          </table:table-cell>
          <table:table-cell office:value-type="percentage" office:value="0.64168153586645993" table:style-name="ce80">
            <text:p>64,2%</text:p>
          </table:table-cell>
          <table:table-cell office:value-type="float" office:value="199731" table:style-name="ce79">
            <text:p>199.731</text:p>
          </table:table-cell>
          <table:table-cell office:value-type="percentage" office:value="0.48685903998595959" table:style-name="ce80">
            <text:p>48,7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0840" table:style-name="ce79">
            <text:p>60.840</text:p>
          </table:table-cell>
          <table:table-cell office:value-type="percentage" office:value="0.77421325223012616" table:style-name="ce80">
            <text:p>77,4%</text:p>
          </table:table-cell>
          <table:table-cell office:value-type="float" office:value="52180" table:style-name="ce79">
            <text:p>52.180</text:p>
          </table:table-cell>
          <table:table-cell office:value-type="percentage" office:value="0.66401130015397736" table:style-name="ce80">
            <text:p>66,4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0341" table:style-name="ce79">
            <text:p>140.341</text:p>
          </table:table-cell>
          <table:table-cell office:value-type="percentage" office:value="0.79031068212662681" table:style-name="ce80">
            <text:p>79,0%</text:p>
          </table:table-cell>
          <table:table-cell office:value-type="float" office:value="123944" table:style-name="ce79">
            <text:p>123.944</text:p>
          </table:table-cell>
          <table:table-cell office:value-type="percentage" office:value="0.69797327356583339" table:style-name="ce80">
            <text:p>69,8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32" table:style-name="ce79">
            <text:p>17.032</text:p>
          </table:table-cell>
          <table:table-cell office:value-type="percentage" office:value="0.67063038941607278" table:style-name="ce80">
            <text:p>67,1%</text:p>
          </table:table-cell>
          <table:table-cell office:value-type="float" office:value="14808" table:style-name="ce79">
            <text:p>14.808</text:p>
          </table:table-cell>
          <table:table-cell office:value-type="percentage" office:value="0.5830609914556838" table:style-name="ce80">
            <text:p>58,3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68929" table:style-name="ce79">
            <text:p>268.929</text:p>
          </table:table-cell>
          <table:table-cell office:value-type="percentage" office:value="0.47394633652024498" table:style-name="ce80">
            <text:p>47,4%</text:p>
          </table:table-cell>
          <table:table-cell office:value-type="float" office:value="238433" table:style-name="ce79">
            <text:p>238.433</text:p>
          </table:table-cell>
          <table:table-cell office:value-type="percentage" office:value="0.42020178878265851" table:style-name="ce80">
            <text:p>42,0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143" table:style-name="ce79">
            <text:p>72.143</text:p>
          </table:table-cell>
          <table:table-cell office:value-type="percentage" office:value="0.5162363683201191" table:style-name="ce80">
            <text:p>51,6%</text:p>
          </table:table-cell>
          <table:table-cell office:value-type="float" office:value="51756" table:style-name="ce79">
            <text:p>51.756</text:p>
          </table:table-cell>
          <table:table-cell office:value-type="percentage" office:value="0.37035234851303778" table:style-name="ce80">
            <text:p>37,0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750" table:style-name="ce79">
            <text:p>29.750</text:p>
          </table:table-cell>
          <table:table-cell office:value-type="percentage" office:value="0.52719250057592459" table:style-name="ce80">
            <text:p>52,7%</text:p>
          </table:table-cell>
          <table:table-cell office:value-type="float" office:value="26081" table:style-name="ce79">
            <text:p>26.081</text:p>
          </table:table-cell>
          <table:table-cell office:value-type="percentage" office:value="0.46217504563094752" table:style-name="ce80">
            <text:p>46,2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6940" table:style-name="ce79">
            <text:p>86.940</text:p>
          </table:table-cell>
          <table:table-cell office:value-type="percentage" office:value="0.51087684659591726" table:style-name="ce80">
            <text:p>51,1%</text:p>
          </table:table-cell>
          <table:table-cell office:value-type="float" office:value="69526" table:style-name="ce79">
            <text:p>69.526</text:p>
          </table:table-cell>
          <table:table-cell office:value-type="percentage" office:value="0.40854869607117256" table:style-name="ce80">
            <text:p>40,9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3" table:style-name="ce79">
            <text:p>3.243</text:p>
          </table:table-cell>
          <table:table-cell office:value-type="percentage" office:value="0.35246168894685359" table:style-name="ce80">
            <text:p>35,2%</text:p>
          </table:table-cell>
          <table:table-cell office:value-type="float" office:value="2275" table:style-name="ce79">
            <text:p>2.275</text:p>
          </table:table-cell>
          <table:table-cell office:value-type="percentage" office:value="0.24725573307249213" table:style-name="ce80">
            <text:p>24,7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5" table:style-name="ce79">
            <text:p>3.655</text:p>
          </table:table-cell>
          <table:table-cell office:value-type="percentage" office:value="0.3300523749322738" table:style-name="ce80">
            <text:p>33,0%</text:p>
          </table:table-cell>
          <table:table-cell office:value-type="float" office:value="2186" table:style-name="ce79">
            <text:p>2.186</text:p>
          </table:table-cell>
          <table:table-cell office:value-type="percentage" office:value="0.19739931370778399" table:style-name="ce80">
            <text:p>19,7%</text:p>
          </table:table-cell>
          <table:table-cell office:value-type="date" office:date-value="2022-08-24T00:00:00" table:style-name="ce81">
            <text:p>24/08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16T00:00:00" table:style-name="ce81">
            <text:p>16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15474" table:style-name="ce86">
            <text:p>2.115.474</text:p>
          </table:table-cell>
          <table:table-cell office:value-type="percentage" office:value="0.55449097338934838" table:style-name="ce87">
            <text:p>55,4%</text:p>
          </table:table-cell>
          <table:table-cell office:value-type="float" office:value="1735984" table:style-name="ce86">
            <text:p>1.735.984</text:p>
          </table:table-cell>
          <table:table-cell office:value-type="percentage" office:value="0.45502211700466871" table:style-name="ce87">
            <text:p>45,5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8-25T12:19:55Z</dc:date>
  </office:meta>
</office:document-meta>
</file>